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2.9.0</text:p>
          </table:table-cell>
          <table:table-cell office:value-type="string" calcext:value-type="string">
            <text:p>2.10.0</text:p>
          </table:table-cell>
          <table:table-cell table:number-columns-repeated="2"/>
          <table:table-cell office:value-type="string" calcext:value-type="string">
            <text:p>2.9.0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0063" calcext:value-type="float">
            <text:p>5230063</text:p>
          </table:table-cell>
          <table:table-cell office:value-type="float" office:value="6800601" calcext:value-type="float">
            <text:p>6800601</text:p>
          </table:table-cell>
          <table:table-cell/>
          <table:table-cell office:value-type="string" calcext:value-type="string">
            <text:p>SUM</text:p>
          </table:table-cell>
          <table:table-cell table:formula="of:=SUM([.C4:.C781])" office:value-type="float" office:value="688854494" calcext:value-type="float">
            <text:p>688854494</text:p>
          </table:table-cell>
          <table:table-cell table:formula="of:=SUM([.D4:.D1036])" office:value-type="float" office:value="1067539899" calcext:value-type="float">
            <text:p>1067539899</text:p>
          </table:table-cell>
          <table:table-cell table:formula="of:=[.H4]-[.G4]" office:value-type="float" office:value="378685405" calcext:value-type="float">
            <text:p>378685405</text:p>
          </table:table-cell>
          <table:table-cell table:formula="of:=[.I4]/1000000000" office:value-type="float" office:value="0.378685405" calcext:value-type="float">
            <text:p>0.378685405</text:p>
          </table:table-cell>
          <table:table-cell office:value-type="string" calcext:value-type="string">
            <text:p>So it’s 400ms more of collection time in 2.10.0</text:p>
          </table:table-cell>
        </table:table-row>
        <table:table-row table:style-name="ro1">
          <table:table-cell table:number-columns-repeated="2"/>
          <table:table-cell office:value-type="float" office:value="1002202" calcext:value-type="float">
            <text:p>1002202</text:p>
          </table:table-cell>
          <table:table-cell office:value-type="float" office:value="1051299" calcext:value-type="float">
            <text:p>1051299</text:p>
          </table:table-cell>
          <table:table-cell/>
          <table:table-cell office:value-type="string" calcext:value-type="string">
            <text:p>AVERAGE</text:p>
          </table:table-cell>
          <table:table-cell table:formula="of:=AVERAGE([.C4:.C781])" office:value-type="float" office:value="885417.087403599" calcext:value-type="float">
            <text:p>885417.087403599</text:p>
          </table:table-cell>
          <table:table-cell table:formula="of:=AVERAGE([.D4:.D1036])" office:value-type="float" office:value="1033436.4946757" calcext:value-type="float">
            <text:p>1033436.4946757</text:p>
          </table:table-cell>
          <table:table-cell table:formula="of:=[.H5]-[.G5]" office:value-type="float" office:value="148019.407272103" calcext:value-type="float">
            <text:p>148019.407272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325" calcext:value-type="float">
            <text:p>805325</text:p>
          </table:table-cell>
          <table:table-cell office:value-type="float" office:value="872228" calcext:value-type="float">
            <text:p>8722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6458" calcext:value-type="float">
            <text:p>796458</text:p>
          </table:table-cell>
          <table:table-cell office:value-type="float" office:value="919198" calcext:value-type="float">
            <text:p>9191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4221" calcext:value-type="float">
            <text:p>904221</text:p>
          </table:table-cell>
          <table:table-cell office:value-type="float" office:value="1106356" calcext:value-type="float">
            <text:p>11063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4982" calcext:value-type="float">
            <text:p>914982</text:p>
          </table:table-cell>
          <table:table-cell office:value-type="float" office:value="880237" calcext:value-type="float">
            <text:p>8802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6458" calcext:value-type="float">
            <text:p>836458</text:p>
          </table:table-cell>
          <table:table-cell office:value-type="float" office:value="837233" calcext:value-type="float">
            <text:p>8372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9690" calcext:value-type="float">
            <text:p>879690</text:p>
          </table:table-cell>
          <table:table-cell office:value-type="float" office:value="925233" calcext:value-type="float">
            <text:p>9252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6732" calcext:value-type="float">
            <text:p>876732</text:p>
          </table:table-cell>
          <table:table-cell office:value-type="float" office:value="1075871" calcext:value-type="float">
            <text:p>10758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8631" calcext:value-type="float">
            <text:p>958631</text:p>
          </table:table-cell>
          <table:table-cell office:value-type="float" office:value="970811" calcext:value-type="float">
            <text:p>9708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1926" calcext:value-type="float">
            <text:p>1081926</text:p>
          </table:table-cell>
          <table:table-cell office:value-type="float" office:value="1081082" calcext:value-type="float">
            <text:p>10810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4637" calcext:value-type="float">
            <text:p>924637</text:p>
          </table:table-cell>
          <table:table-cell office:value-type="float" office:value="1197267" calcext:value-type="float">
            <text:p>11972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6850" calcext:value-type="float">
            <text:p>866850</text:p>
          </table:table-cell>
          <table:table-cell office:value-type="float" office:value="969301" calcext:value-type="float">
            <text:p>9693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5939" calcext:value-type="float">
            <text:p>1285939</text:p>
          </table:table-cell>
          <table:table-cell office:value-type="float" office:value="942634" calcext:value-type="float">
            <text:p>9426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7762" calcext:value-type="float">
            <text:p>1077762</text:p>
          </table:table-cell>
          <table:table-cell office:value-type="float" office:value="1028190" calcext:value-type="float">
            <text:p>10281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1486" calcext:value-type="float">
            <text:p>1001486</text:p>
          </table:table-cell>
          <table:table-cell office:value-type="float" office:value="1325372" calcext:value-type="float">
            <text:p>13253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2436" calcext:value-type="float">
            <text:p>962436</text:p>
          </table:table-cell>
          <table:table-cell office:value-type="float" office:value="1071891" calcext:value-type="float">
            <text:p>1071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5767" calcext:value-type="float">
            <text:p>945767</text:p>
          </table:table-cell>
          <table:table-cell office:value-type="float" office:value="987633" calcext:value-type="float">
            <text:p>9876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8940" calcext:value-type="float">
            <text:p>1038940</text:p>
          </table:table-cell>
          <table:table-cell office:value-type="float" office:value="1108724" calcext:value-type="float">
            <text:p>1108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977" calcext:value-type="float">
            <text:p>1017977</text:p>
          </table:table-cell>
          <table:table-cell office:value-type="float" office:value="1180957" calcext:value-type="float">
            <text:p>11809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725" calcext:value-type="float">
            <text:p>1034725</text:p>
          </table:table-cell>
          <table:table-cell office:value-type="float" office:value="1182675" calcext:value-type="float">
            <text:p>11826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7266" calcext:value-type="float">
            <text:p>1067266</text:p>
          </table:table-cell>
          <table:table-cell office:value-type="float" office:value="1179373" calcext:value-type="float">
            <text:p>11793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1966" calcext:value-type="float">
            <text:p>551966</text:p>
          </table:table-cell>
          <table:table-cell office:value-type="float" office:value="1416781" calcext:value-type="float">
            <text:p>14167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0298" calcext:value-type="float">
            <text:p>530298</text:p>
          </table:table-cell>
          <table:table-cell office:value-type="float" office:value="1126011" calcext:value-type="float">
            <text:p>1126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6184" calcext:value-type="float">
            <text:p>516184</text:p>
          </table:table-cell>
          <table:table-cell office:value-type="float" office:value="1137606" calcext:value-type="float">
            <text:p>11376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7953" calcext:value-type="float">
            <text:p>557953</text:p>
          </table:table-cell>
          <table:table-cell office:value-type="float" office:value="1182746" calcext:value-type="float">
            <text:p>1182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2393" calcext:value-type="float">
            <text:p>572393</text:p>
          </table:table-cell>
          <table:table-cell office:value-type="float" office:value="695389" calcext:value-type="float">
            <text:p>6953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8702" calcext:value-type="float">
            <text:p>818702</text:p>
          </table:table-cell>
          <table:table-cell office:value-type="float" office:value="641998" calcext:value-type="float">
            <text:p>6419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3331" calcext:value-type="float">
            <text:p>793331</text:p>
          </table:table-cell>
          <table:table-cell office:value-type="float" office:value="637356" calcext:value-type="float">
            <text:p>6373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1262" calcext:value-type="float">
            <text:p>611262</text:p>
          </table:table-cell>
          <table:table-cell office:value-type="float" office:value="673619" calcext:value-type="float">
            <text:p>6736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9045" calcext:value-type="float">
            <text:p>639045</text:p>
          </table:table-cell>
          <table:table-cell office:value-type="float" office:value="871155" calcext:value-type="float">
            <text:p>8711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1804" calcext:value-type="float">
            <text:p>651804</text:p>
          </table:table-cell>
          <table:table-cell office:value-type="float" office:value="819279" calcext:value-type="float">
            <text:p>8192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6717" calcext:value-type="float">
            <text:p>706717</text:p>
          </table:table-cell>
          <table:table-cell office:value-type="float" office:value="928037" calcext:value-type="float">
            <text:p>928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6603" calcext:value-type="float">
            <text:p>676603</text:p>
          </table:table-cell>
          <table:table-cell office:value-type="float" office:value="871549" calcext:value-type="float">
            <text:p>8715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3142" calcext:value-type="float">
            <text:p>733142</text:p>
          </table:table-cell>
          <table:table-cell office:value-type="float" office:value="777243" calcext:value-type="float">
            <text:p>7772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7552" calcext:value-type="float">
            <text:p>727552</text:p>
          </table:table-cell>
          <table:table-cell office:value-type="float" office:value="836496" calcext:value-type="float">
            <text:p>8364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697" calcext:value-type="float">
            <text:p>800697</text:p>
          </table:table-cell>
          <table:table-cell office:value-type="float" office:value="1427062" calcext:value-type="float">
            <text:p>14270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3704" calcext:value-type="float">
            <text:p>753704</text:p>
          </table:table-cell>
          <table:table-cell office:value-type="float" office:value="846750" calcext:value-type="float">
            <text:p>8467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7199" calcext:value-type="float">
            <text:p>827199</text:p>
          </table:table-cell>
          <table:table-cell office:value-type="float" office:value="830910" calcext:value-type="float">
            <text:p>8309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86332" calcext:value-type="float">
            <text:p>1486332</text:p>
          </table:table-cell>
          <table:table-cell office:value-type="float" office:value="878926" calcext:value-type="float">
            <text:p>8789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6317" calcext:value-type="float">
            <text:p>696317</text:p>
          </table:table-cell>
          <table:table-cell office:value-type="float" office:value="871098" calcext:value-type="float">
            <text:p>8710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4964" calcext:value-type="float">
            <text:p>824964</text:p>
          </table:table-cell>
          <table:table-cell office:value-type="float" office:value="965867" calcext:value-type="float">
            <text:p>9658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2764" calcext:value-type="float">
            <text:p>822764</text:p>
          </table:table-cell>
          <table:table-cell office:value-type="float" office:value="1042706" calcext:value-type="float">
            <text:p>10427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6556" calcext:value-type="float">
            <text:p>836556</text:p>
          </table:table-cell>
          <table:table-cell office:value-type="float" office:value="869927" calcext:value-type="float">
            <text:p>869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0399" calcext:value-type="float">
            <text:p>830399</text:p>
          </table:table-cell>
          <table:table-cell office:value-type="float" office:value="952642" calcext:value-type="float">
            <text:p>9526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0873" calcext:value-type="float">
            <text:p>970873</text:p>
          </table:table-cell>
          <table:table-cell office:value-type="float" office:value="1340945" calcext:value-type="float">
            <text:p>13409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2242" calcext:value-type="float">
            <text:p>892242</text:p>
          </table:table-cell>
          <table:table-cell office:value-type="float" office:value="1055878" calcext:value-type="float">
            <text:p>1055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5709" calcext:value-type="float">
            <text:p>895709</text:p>
          </table:table-cell>
          <table:table-cell office:value-type="float" office:value="935204" calcext:value-type="float">
            <text:p>9352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2999" calcext:value-type="float">
            <text:p>872999</text:p>
          </table:table-cell>
          <table:table-cell office:value-type="float" office:value="1014485" calcext:value-type="float">
            <text:p>10144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8732" calcext:value-type="float">
            <text:p>838732</text:p>
          </table:table-cell>
          <table:table-cell office:value-type="float" office:value="975583" calcext:value-type="float">
            <text:p>9755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0260" calcext:value-type="float">
            <text:p>950260</text:p>
          </table:table-cell>
          <table:table-cell office:value-type="float" office:value="1097042" calcext:value-type="float">
            <text:p>1097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0524" calcext:value-type="float">
            <text:p>1080524</text:p>
          </table:table-cell>
          <table:table-cell office:value-type="float" office:value="1134244" calcext:value-type="float">
            <text:p>11342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8321" calcext:value-type="float">
            <text:p>978321</text:p>
          </table:table-cell>
          <table:table-cell office:value-type="float" office:value="1106624" calcext:value-type="float">
            <text:p>11066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8472" calcext:value-type="float">
            <text:p>908472</text:p>
          </table:table-cell>
          <table:table-cell office:value-type="float" office:value="1252211" calcext:value-type="float">
            <text:p>12522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2638" calcext:value-type="float">
            <text:p>862638</text:p>
          </table:table-cell>
          <table:table-cell office:value-type="float" office:value="1093330" calcext:value-type="float">
            <text:p>10933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4354" calcext:value-type="float">
            <text:p>994354</text:p>
          </table:table-cell>
          <table:table-cell office:value-type="float" office:value="1137946" calcext:value-type="float">
            <text:p>11379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48754" calcext:value-type="float">
            <text:p>1148754</text:p>
          </table:table-cell>
          <table:table-cell office:value-type="float" office:value="1055394" calcext:value-type="float">
            <text:p>1055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731" calcext:value-type="float">
            <text:p>1014731</text:p>
          </table:table-cell>
          <table:table-cell office:value-type="float" office:value="1080635" calcext:value-type="float">
            <text:p>10806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52649" calcext:value-type="float">
            <text:p>2152649</text:p>
          </table:table-cell>
          <table:table-cell office:value-type="float" office:value="1079960" calcext:value-type="float">
            <text:p>10799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3286" calcext:value-type="float">
            <text:p>813286</text:p>
          </table:table-cell>
          <table:table-cell office:value-type="float" office:value="1055024" calcext:value-type="float">
            <text:p>1055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3759" calcext:value-type="float">
            <text:p>693759</text:p>
          </table:table-cell>
          <table:table-cell office:value-type="float" office:value="1107434" calcext:value-type="float">
            <text:p>11074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2459" calcext:value-type="float">
            <text:p>532459</text:p>
          </table:table-cell>
          <table:table-cell office:value-type="float" office:value="1483188" calcext:value-type="float">
            <text:p>14831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7602" calcext:value-type="float">
            <text:p>557602</text:p>
          </table:table-cell>
          <table:table-cell office:value-type="float" office:value="759700" calcext:value-type="float">
            <text:p>759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5132" calcext:value-type="float">
            <text:p>605132</text:p>
          </table:table-cell>
          <table:table-cell office:value-type="float" office:value="730400" calcext:value-type="float">
            <text:p>730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990" calcext:value-type="float">
            <text:p>593990</text:p>
          </table:table-cell>
          <table:table-cell office:value-type="float" office:value="778444" calcext:value-type="float">
            <text:p>7784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317" calcext:value-type="float">
            <text:p>615317</text:p>
          </table:table-cell>
          <table:table-cell office:value-type="float" office:value="848619" calcext:value-type="float">
            <text:p>8486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3326" calcext:value-type="float">
            <text:p>563326</text:p>
          </table:table-cell>
          <table:table-cell office:value-type="float" office:value="677056" calcext:value-type="float">
            <text:p>677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5197" calcext:value-type="float">
            <text:p>925197</text:p>
          </table:table-cell>
          <table:table-cell office:value-type="float" office:value="770139" calcext:value-type="float">
            <text:p>7701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1770" calcext:value-type="float">
            <text:p>661770</text:p>
          </table:table-cell>
          <table:table-cell office:value-type="float" office:value="788034" calcext:value-type="float">
            <text:p>788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8872" calcext:value-type="float">
            <text:p>678872</text:p>
          </table:table-cell>
          <table:table-cell office:value-type="float" office:value="937316" calcext:value-type="float">
            <text:p>9373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9169" calcext:value-type="float">
            <text:p>649169</text:p>
          </table:table-cell>
          <table:table-cell office:value-type="float" office:value="1006145" calcext:value-type="float">
            <text:p>10061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8017" calcext:value-type="float">
            <text:p>718017</text:p>
          </table:table-cell>
          <table:table-cell office:value-type="float" office:value="1029288" calcext:value-type="float">
            <text:p>10292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7433" calcext:value-type="float">
            <text:p>737433</text:p>
          </table:table-cell>
          <table:table-cell office:value-type="float" office:value="874238" calcext:value-type="float">
            <text:p>874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0266" calcext:value-type="float">
            <text:p>770266</text:p>
          </table:table-cell>
          <table:table-cell office:value-type="float" office:value="966055" calcext:value-type="float">
            <text:p>9660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8231" calcext:value-type="float">
            <text:p>798231</text:p>
          </table:table-cell>
          <table:table-cell office:value-type="float" office:value="991514" calcext:value-type="float">
            <text:p>9915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6342" calcext:value-type="float">
            <text:p>816342</text:p>
          </table:table-cell>
          <table:table-cell office:value-type="float" office:value="977855" calcext:value-type="float">
            <text:p>9778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9365" calcext:value-type="float">
            <text:p>809365</text:p>
          </table:table-cell>
          <table:table-cell office:value-type="float" office:value="1139893" calcext:value-type="float">
            <text:p>1139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9464" calcext:value-type="float">
            <text:p>769464</text:p>
          </table:table-cell>
          <table:table-cell office:value-type="float" office:value="1157767" calcext:value-type="float">
            <text:p>11577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3001" calcext:value-type="float">
            <text:p>803001</text:p>
          </table:table-cell>
          <table:table-cell office:value-type="float" office:value="888066" calcext:value-type="float">
            <text:p>888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9178" calcext:value-type="float">
            <text:p>859178</text:p>
          </table:table-cell>
          <table:table-cell office:value-type="float" office:value="825095" calcext:value-type="float">
            <text:p>8250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116" calcext:value-type="float">
            <text:p>1020116</text:p>
          </table:table-cell>
          <table:table-cell office:value-type="float" office:value="931941" calcext:value-type="float">
            <text:p>9319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6316" calcext:value-type="float">
            <text:p>826316</text:p>
          </table:table-cell>
          <table:table-cell office:value-type="float" office:value="981482" calcext:value-type="float">
            <text:p>9814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2787" calcext:value-type="float">
            <text:p>832787</text:p>
          </table:table-cell>
          <table:table-cell office:value-type="float" office:value="962001" calcext:value-type="float">
            <text:p>9620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4464" calcext:value-type="float">
            <text:p>954464</text:p>
          </table:table-cell>
          <table:table-cell office:value-type="float" office:value="1015763" calcext:value-type="float">
            <text:p>10157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7179" calcext:value-type="float">
            <text:p>977179</text:p>
          </table:table-cell>
          <table:table-cell office:value-type="float" office:value="1048750" calcext:value-type="float">
            <text:p>10487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6104" calcext:value-type="float">
            <text:p>956104</text:p>
          </table:table-cell>
          <table:table-cell office:value-type="float" office:value="1029771" calcext:value-type="float">
            <text:p>1029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53909" calcext:value-type="float">
            <text:p>1253909</text:p>
          </table:table-cell>
          <table:table-cell office:value-type="float" office:value="1162549" calcext:value-type="float">
            <text:p>11625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90329" calcext:value-type="float">
            <text:p>1290329</text:p>
          </table:table-cell>
          <table:table-cell office:value-type="float" office:value="1045053" calcext:value-type="float">
            <text:p>10450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8387" calcext:value-type="float">
            <text:p>878387</text:p>
          </table:table-cell>
          <table:table-cell office:value-type="float" office:value="1101747" calcext:value-type="float">
            <text:p>1101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5993" calcext:value-type="float">
            <text:p>1005993</text:p>
          </table:table-cell>
          <table:table-cell office:value-type="float" office:value="1123783" calcext:value-type="float">
            <text:p>11237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1499" calcext:value-type="float">
            <text:p>921499</text:p>
          </table:table-cell>
          <table:table-cell office:value-type="float" office:value="1138854" calcext:value-type="float">
            <text:p>11388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3173" calcext:value-type="float">
            <text:p>943173</text:p>
          </table:table-cell>
          <table:table-cell office:value-type="float" office:value="1071999" calcext:value-type="float">
            <text:p>1071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8401" calcext:value-type="float">
            <text:p>988401</text:p>
          </table:table-cell>
          <table:table-cell office:value-type="float" office:value="1152274" calcext:value-type="float">
            <text:p>11522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722" calcext:value-type="float">
            <text:p>1032722</text:p>
          </table:table-cell>
          <table:table-cell office:value-type="float" office:value="1147174" calcext:value-type="float">
            <text:p>11471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0309" calcext:value-type="float">
            <text:p>1310309</text:p>
          </table:table-cell>
          <table:table-cell office:value-type="float" office:value="1277314" calcext:value-type="float">
            <text:p>12773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75216" calcext:value-type="float">
            <text:p>1175216</text:p>
          </table:table-cell>
          <table:table-cell office:value-type="float" office:value="629094" calcext:value-type="float">
            <text:p>6290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4236" calcext:value-type="float">
            <text:p>1084236</text:p>
          </table:table-cell>
          <table:table-cell office:value-type="float" office:value="665164" calcext:value-type="float">
            <text:p>6651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3522" calcext:value-type="float">
            <text:p>503522</text:p>
          </table:table-cell>
          <table:table-cell office:value-type="float" office:value="685871" calcext:value-type="float">
            <text:p>6858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9741" calcext:value-type="float">
            <text:p>539741</text:p>
          </table:table-cell>
          <table:table-cell office:value-type="float" office:value="687848" calcext:value-type="float">
            <text:p>687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3637" calcext:value-type="float">
            <text:p>503637</text:p>
          </table:table-cell>
          <table:table-cell office:value-type="float" office:value="726025" calcext:value-type="float">
            <text:p>726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7460" calcext:value-type="float">
            <text:p>587460</text:p>
          </table:table-cell>
          <table:table-cell office:value-type="float" office:value="775727" calcext:value-type="float">
            <text:p>7757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7492" calcext:value-type="float">
            <text:p>627492</text:p>
          </table:table-cell>
          <table:table-cell office:value-type="float" office:value="818656" calcext:value-type="float">
            <text:p>8186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5288" calcext:value-type="float">
            <text:p>625288</text:p>
          </table:table-cell>
          <table:table-cell office:value-type="float" office:value="764994" calcext:value-type="float">
            <text:p>7649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6392" calcext:value-type="float">
            <text:p>656392</text:p>
          </table:table-cell>
          <table:table-cell office:value-type="float" office:value="828352" calcext:value-type="float">
            <text:p>828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9083" calcext:value-type="float">
            <text:p>619083</text:p>
          </table:table-cell>
          <table:table-cell office:value-type="float" office:value="833922" calcext:value-type="float">
            <text:p>8339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7549" calcext:value-type="float">
            <text:p>697549</text:p>
          </table:table-cell>
          <table:table-cell office:value-type="float" office:value="822951" calcext:value-type="float">
            <text:p>8229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6000" calcext:value-type="float">
            <text:p>666000</text:p>
          </table:table-cell>
          <table:table-cell office:value-type="float" office:value="756373" calcext:value-type="float">
            <text:p>7563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3868" calcext:value-type="float">
            <text:p>693868</text:p>
          </table:table-cell>
          <table:table-cell office:value-type="float" office:value="913658" calcext:value-type="float">
            <text:p>9136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2454" calcext:value-type="float">
            <text:p>772454</text:p>
          </table:table-cell>
          <table:table-cell office:value-type="float" office:value="768386" calcext:value-type="float">
            <text:p>7683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6650" calcext:value-type="float">
            <text:p>726650</text:p>
          </table:table-cell>
          <table:table-cell office:value-type="float" office:value="1021163" calcext:value-type="float">
            <text:p>10211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5257" calcext:value-type="float">
            <text:p>745257</text:p>
          </table:table-cell>
          <table:table-cell office:value-type="float" office:value="946434" calcext:value-type="float">
            <text:p>9464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4190" calcext:value-type="float">
            <text:p>744190</text:p>
          </table:table-cell>
          <table:table-cell office:value-type="float" office:value="946921" calcext:value-type="float">
            <text:p>946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3471" calcext:value-type="float">
            <text:p>843471</text:p>
          </table:table-cell>
          <table:table-cell office:value-type="float" office:value="973044" calcext:value-type="float">
            <text:p>973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8528" calcext:value-type="float">
            <text:p>808528</text:p>
          </table:table-cell>
          <table:table-cell office:value-type="float" office:value="952045" calcext:value-type="float">
            <text:p>952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6369" calcext:value-type="float">
            <text:p>826369</text:p>
          </table:table-cell>
          <table:table-cell office:value-type="float" office:value="944957" calcext:value-type="float">
            <text:p>9449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5647" calcext:value-type="float">
            <text:p>785647</text:p>
          </table:table-cell>
          <table:table-cell office:value-type="float" office:value="1023695" calcext:value-type="float">
            <text:p>10236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3662" calcext:value-type="float">
            <text:p>863662</text:p>
          </table:table-cell>
          <table:table-cell office:value-type="float" office:value="1285369" calcext:value-type="float">
            <text:p>12853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6844" calcext:value-type="float">
            <text:p>876844</text:p>
          </table:table-cell>
          <table:table-cell office:value-type="float" office:value="1016726" calcext:value-type="float">
            <text:p>10167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1062" calcext:value-type="float">
            <text:p>821062</text:p>
          </table:table-cell>
          <table:table-cell office:value-type="float" office:value="1059683" calcext:value-type="float">
            <text:p>10596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2841" calcext:value-type="float">
            <text:p>842841</text:p>
          </table:table-cell>
          <table:table-cell office:value-type="float" office:value="1228382" calcext:value-type="float">
            <text:p>1228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5747" calcext:value-type="float">
            <text:p>925747</text:p>
          </table:table-cell>
          <table:table-cell office:value-type="float" office:value="1052345" calcext:value-type="float">
            <text:p>10523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0585" calcext:value-type="float">
            <text:p>830585</text:p>
          </table:table-cell>
          <table:table-cell office:value-type="float" office:value="1018580" calcext:value-type="float">
            <text:p>10185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1093" calcext:value-type="float">
            <text:p>801093</text:p>
          </table:table-cell>
          <table:table-cell office:value-type="float" office:value="958454" calcext:value-type="float">
            <text:p>958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4429" calcext:value-type="float">
            <text:p>1444429</text:p>
          </table:table-cell>
          <table:table-cell office:value-type="float" office:value="1704730" calcext:value-type="float">
            <text:p>17047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1255" calcext:value-type="float">
            <text:p>981255</text:p>
          </table:table-cell>
          <table:table-cell office:value-type="float" office:value="964416" calcext:value-type="float">
            <text:p>964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6434" calcext:value-type="float">
            <text:p>896434</text:p>
          </table:table-cell>
          <table:table-cell office:value-type="float" office:value="1221919" calcext:value-type="float">
            <text:p>12219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431" calcext:value-type="float">
            <text:p>1029431</text:p>
          </table:table-cell>
          <table:table-cell office:value-type="float" office:value="1097675" calcext:value-type="float">
            <text:p>10976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097" calcext:value-type="float">
            <text:p>1019097</text:p>
          </table:table-cell>
          <table:table-cell office:value-type="float" office:value="641240" calcext:value-type="float">
            <text:p>641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8531" calcext:value-type="float">
            <text:p>958531</text:p>
          </table:table-cell>
          <table:table-cell office:value-type="float" office:value="689105" calcext:value-type="float">
            <text:p>6891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4473" calcext:value-type="float">
            <text:p>894473</text:p>
          </table:table-cell>
          <table:table-cell office:value-type="float" office:value="757776" calcext:value-type="float">
            <text:p>757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5236" calcext:value-type="float">
            <text:p>1075236</text:p>
          </table:table-cell>
          <table:table-cell office:value-type="float" office:value="1010027" calcext:value-type="float">
            <text:p>1010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18567" calcext:value-type="float">
            <text:p>1218567</text:p>
          </table:table-cell>
          <table:table-cell office:value-type="float" office:value="980656" calcext:value-type="float">
            <text:p>9806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9503" calcext:value-type="float">
            <text:p>619503</text:p>
          </table:table-cell>
          <table:table-cell office:value-type="float" office:value="673017" calcext:value-type="float">
            <text:p>673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5220" calcext:value-type="float">
            <text:p>565220</text:p>
          </table:table-cell>
          <table:table-cell office:value-type="float" office:value="654489" calcext:value-type="float">
            <text:p>654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1278" calcext:value-type="float">
            <text:p>631278</text:p>
          </table:table-cell>
          <table:table-cell office:value-type="float" office:value="860796" calcext:value-type="float">
            <text:p>8607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7399" calcext:value-type="float">
            <text:p>597399</text:p>
          </table:table-cell>
          <table:table-cell office:value-type="float" office:value="880399" calcext:value-type="float">
            <text:p>8803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1183" calcext:value-type="float">
            <text:p>611183</text:p>
          </table:table-cell>
          <table:table-cell office:value-type="float" office:value="811291" calcext:value-type="float">
            <text:p>8112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0797" calcext:value-type="float">
            <text:p>860797</text:p>
          </table:table-cell>
          <table:table-cell office:value-type="float" office:value="820725" calcext:value-type="float">
            <text:p>8207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9699" calcext:value-type="float">
            <text:p>749699</text:p>
          </table:table-cell>
          <table:table-cell office:value-type="float" office:value="795216" calcext:value-type="float">
            <text:p>7952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5650" calcext:value-type="float">
            <text:p>655650</text:p>
          </table:table-cell>
          <table:table-cell office:value-type="float" office:value="1026146" calcext:value-type="float">
            <text:p>10261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6840" calcext:value-type="float">
            <text:p>736840</text:p>
          </table:table-cell>
          <table:table-cell office:value-type="float" office:value="1128466" calcext:value-type="float">
            <text:p>1128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0238" calcext:value-type="float">
            <text:p>950238</text:p>
          </table:table-cell>
          <table:table-cell office:value-type="float" office:value="866283" calcext:value-type="float">
            <text:p>8662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2817" calcext:value-type="float">
            <text:p>662817</text:p>
          </table:table-cell>
          <table:table-cell office:value-type="float" office:value="847138" calcext:value-type="float">
            <text:p>8471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5325" calcext:value-type="float">
            <text:p>735325</text:p>
          </table:table-cell>
          <table:table-cell office:value-type="float" office:value="894474" calcext:value-type="float">
            <text:p>894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5297" calcext:value-type="float">
            <text:p>625297</text:p>
          </table:table-cell>
          <table:table-cell office:value-type="float" office:value="907520" calcext:value-type="float">
            <text:p>907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4824" calcext:value-type="float">
            <text:p>764824</text:p>
          </table:table-cell>
          <table:table-cell office:value-type="float" office:value="932594" calcext:value-type="float">
            <text:p>9325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0245" calcext:value-type="float">
            <text:p>670245</text:p>
          </table:table-cell>
          <table:table-cell office:value-type="float" office:value="1010796" calcext:value-type="float">
            <text:p>10107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9588" calcext:value-type="float">
            <text:p>819588</text:p>
          </table:table-cell>
          <table:table-cell office:value-type="float" office:value="1041652" calcext:value-type="float">
            <text:p>1041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2844" calcext:value-type="float">
            <text:p>782844</text:p>
          </table:table-cell>
          <table:table-cell office:value-type="float" office:value="1165295" calcext:value-type="float">
            <text:p>11652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4225" calcext:value-type="float">
            <text:p>904225</text:p>
          </table:table-cell>
          <table:table-cell office:value-type="float" office:value="949647" calcext:value-type="float">
            <text:p>9496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6978" calcext:value-type="float">
            <text:p>736978</text:p>
          </table:table-cell>
          <table:table-cell office:value-type="float" office:value="924136" calcext:value-type="float">
            <text:p>9241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2452" calcext:value-type="float">
            <text:p>772452</text:p>
          </table:table-cell>
          <table:table-cell office:value-type="float" office:value="989139" calcext:value-type="float">
            <text:p>9891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3705" calcext:value-type="float">
            <text:p>763705</text:p>
          </table:table-cell>
          <table:table-cell office:value-type="float" office:value="1038896" calcext:value-type="float">
            <text:p>103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3671" calcext:value-type="float">
            <text:p>893671</text:p>
          </table:table-cell>
          <table:table-cell office:value-type="float" office:value="1020103" calcext:value-type="float">
            <text:p>10201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74251" calcext:value-type="float">
            <text:p>1274251</text:p>
          </table:table-cell>
          <table:table-cell office:value-type="float" office:value="1088474" calcext:value-type="float">
            <text:p>1088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8943" calcext:value-type="float">
            <text:p>918943</text:p>
          </table:table-cell>
          <table:table-cell office:value-type="float" office:value="1351864" calcext:value-type="float">
            <text:p>13518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1879" calcext:value-type="float">
            <text:p>941879</text:p>
          </table:table-cell>
          <table:table-cell office:value-type="float" office:value="1497323" calcext:value-type="float">
            <text:p>14973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4664" calcext:value-type="float">
            <text:p>924664</text:p>
          </table:table-cell>
          <table:table-cell office:value-type="float" office:value="1051469" calcext:value-type="float">
            <text:p>10514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4560" calcext:value-type="float">
            <text:p>854560</text:p>
          </table:table-cell>
          <table:table-cell office:value-type="float" office:value="1227676" calcext:value-type="float">
            <text:p>12276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7980" calcext:value-type="float">
            <text:p>1107980</text:p>
          </table:table-cell>
          <table:table-cell office:value-type="float" office:value="1309013" calcext:value-type="float">
            <text:p>1309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4187" calcext:value-type="float">
            <text:p>1994187</text:p>
          </table:table-cell>
          <table:table-cell office:value-type="float" office:value="1253031" calcext:value-type="float">
            <text:p>1253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0737" calcext:value-type="float">
            <text:p>1220737</text:p>
          </table:table-cell>
          <table:table-cell office:value-type="float" office:value="1258058" calcext:value-type="float">
            <text:p>12580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3288" calcext:value-type="float">
            <text:p>983288</text:p>
          </table:table-cell>
          <table:table-cell office:value-type="float" office:value="1021099" calcext:value-type="float">
            <text:p>10210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6081" calcext:value-type="float">
            <text:p>1006081</text:p>
          </table:table-cell>
          <table:table-cell office:value-type="float" office:value="1081302" calcext:value-type="float">
            <text:p>10813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1919" calcext:value-type="float">
            <text:p>871919</text:p>
          </table:table-cell>
          <table:table-cell office:value-type="float" office:value="1190721" calcext:value-type="float">
            <text:p>11907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8916" calcext:value-type="float">
            <text:p>1458916</text:p>
          </table:table-cell>
          <table:table-cell office:value-type="float" office:value="1243455" calcext:value-type="float">
            <text:p>12434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7323" calcext:value-type="float">
            <text:p>1267323</text:p>
          </table:table-cell>
          <table:table-cell office:value-type="float" office:value="790324" calcext:value-type="float">
            <text:p>790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3716" calcext:value-type="float">
            <text:p>993716</text:p>
          </table:table-cell>
          <table:table-cell office:value-type="float" office:value="908002" calcext:value-type="float">
            <text:p>908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796" calcext:value-type="float">
            <text:p>1004796</text:p>
          </table:table-cell>
          <table:table-cell office:value-type="float" office:value="820252" calcext:value-type="float">
            <text:p>8202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8408" calcext:value-type="float">
            <text:p>518408</text:p>
          </table:table-cell>
          <table:table-cell office:value-type="float" office:value="687501" calcext:value-type="float">
            <text:p>6875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5030" calcext:value-type="float">
            <text:p>535030</text:p>
          </table:table-cell>
          <table:table-cell office:value-type="float" office:value="706800" calcext:value-type="float">
            <text:p>706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4193" calcext:value-type="float">
            <text:p>564193</text:p>
          </table:table-cell>
          <table:table-cell office:value-type="float" office:value="738618" calcext:value-type="float">
            <text:p>7386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651" calcext:value-type="float">
            <text:p>1025651</text:p>
          </table:table-cell>
          <table:table-cell office:value-type="float" office:value="778424" calcext:value-type="float">
            <text:p>7784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925" calcext:value-type="float">
            <text:p>614925</text:p>
          </table:table-cell>
          <table:table-cell office:value-type="float" office:value="933195" calcext:value-type="float">
            <text:p>9331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4947" calcext:value-type="float">
            <text:p>914947</text:p>
          </table:table-cell>
          <table:table-cell office:value-type="float" office:value="923131" calcext:value-type="float">
            <text:p>9231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447" calcext:value-type="float">
            <text:p>595447</text:p>
          </table:table-cell>
          <table:table-cell office:value-type="float" office:value="786270" calcext:value-type="float">
            <text:p>7862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2213" calcext:value-type="float">
            <text:p>702213</text:p>
          </table:table-cell>
          <table:table-cell office:value-type="float" office:value="1251843" calcext:value-type="float">
            <text:p>12518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3563" calcext:value-type="float">
            <text:p>733563</text:p>
          </table:table-cell>
          <table:table-cell office:value-type="float" office:value="1381841" calcext:value-type="float">
            <text:p>13818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3853" calcext:value-type="float">
            <text:p>743853</text:p>
          </table:table-cell>
          <table:table-cell office:value-type="float" office:value="809687" calcext:value-type="float">
            <text:p>8096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1990" calcext:value-type="float">
            <text:p>651990</text:p>
          </table:table-cell>
          <table:table-cell office:value-type="float" office:value="904777" calcext:value-type="float">
            <text:p>904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8082" calcext:value-type="float">
            <text:p>728082</text:p>
          </table:table-cell>
          <table:table-cell office:value-type="float" office:value="1203997" calcext:value-type="float">
            <text:p>12039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3926" calcext:value-type="float">
            <text:p>673926</text:p>
          </table:table-cell>
          <table:table-cell office:value-type="float" office:value="865408" calcext:value-type="float">
            <text:p>8654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8368" calcext:value-type="float">
            <text:p>698368</text:p>
          </table:table-cell>
          <table:table-cell office:value-type="float" office:value="905719" calcext:value-type="float">
            <text:p>9057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6424" calcext:value-type="float">
            <text:p>726424</text:p>
          </table:table-cell>
          <table:table-cell office:value-type="float" office:value="1215271" calcext:value-type="float">
            <text:p>12152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9950" calcext:value-type="float">
            <text:p>739950</text:p>
          </table:table-cell>
          <table:table-cell office:value-type="float" office:value="913109" calcext:value-type="float">
            <text:p>9131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6074" calcext:value-type="float">
            <text:p>906074</text:p>
          </table:table-cell>
          <table:table-cell office:value-type="float" office:value="1153726" calcext:value-type="float">
            <text:p>11537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3300" calcext:value-type="float">
            <text:p>763300</text:p>
          </table:table-cell>
          <table:table-cell office:value-type="float" office:value="1249916" calcext:value-type="float">
            <text:p>12499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6489" calcext:value-type="float">
            <text:p>826489</text:p>
          </table:table-cell>
          <table:table-cell office:value-type="float" office:value="1092365" calcext:value-type="float">
            <text:p>10923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3960" calcext:value-type="float">
            <text:p>773960</text:p>
          </table:table-cell>
          <table:table-cell office:value-type="float" office:value="901294" calcext:value-type="float">
            <text:p>9012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5791" calcext:value-type="float">
            <text:p>915791</text:p>
          </table:table-cell>
          <table:table-cell office:value-type="float" office:value="928178" calcext:value-type="float">
            <text:p>9281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0979" calcext:value-type="float">
            <text:p>790979</text:p>
          </table:table-cell>
          <table:table-cell office:value-type="float" office:value="921241" calcext:value-type="float">
            <text:p>9212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7906" calcext:value-type="float">
            <text:p>1387906</text:p>
          </table:table-cell>
          <table:table-cell office:value-type="float" office:value="925454" calcext:value-type="float">
            <text:p>925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262" calcext:value-type="float">
            <text:p>1018262</text:p>
          </table:table-cell>
          <table:table-cell office:value-type="float" office:value="1062597" calcext:value-type="float">
            <text:p>10625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5576" calcext:value-type="float">
            <text:p>995576</text:p>
          </table:table-cell>
          <table:table-cell office:value-type="float" office:value="1384487" calcext:value-type="float">
            <text:p>1384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4083" calcext:value-type="float">
            <text:p>894083</text:p>
          </table:table-cell>
          <table:table-cell office:value-type="float" office:value="1079516" calcext:value-type="float">
            <text:p>10795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3279" calcext:value-type="float">
            <text:p>903279</text:p>
          </table:table-cell>
          <table:table-cell office:value-type="float" office:value="1001999" calcext:value-type="float">
            <text:p>1001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9979" calcext:value-type="float">
            <text:p>859979</text:p>
          </table:table-cell>
          <table:table-cell office:value-type="float" office:value="1102844" calcext:value-type="float">
            <text:p>1102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7378" calcext:value-type="float">
            <text:p>957378</text:p>
          </table:table-cell>
          <table:table-cell office:value-type="float" office:value="1050525" calcext:value-type="float">
            <text:p>10505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9402" calcext:value-type="float">
            <text:p>899402</text:p>
          </table:table-cell>
          <table:table-cell office:value-type="float" office:value="1210666" calcext:value-type="float">
            <text:p>12106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8684" calcext:value-type="float">
            <text:p>848684</text:p>
          </table:table-cell>
          <table:table-cell office:value-type="float" office:value="1247682" calcext:value-type="float">
            <text:p>12476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5796" calcext:value-type="float">
            <text:p>965796</text:p>
          </table:table-cell>
          <table:table-cell office:value-type="float" office:value="694534" calcext:value-type="float">
            <text:p>6945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1590" calcext:value-type="float">
            <text:p>881590</text:p>
          </table:table-cell>
          <table:table-cell office:value-type="float" office:value="782990" calcext:value-type="float">
            <text:p>7829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7766" calcext:value-type="float">
            <text:p>1037766</text:p>
          </table:table-cell>
          <table:table-cell office:value-type="float" office:value="724188" calcext:value-type="float">
            <text:p>7241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1786" calcext:value-type="float">
            <text:p>891786</text:p>
          </table:table-cell>
          <table:table-cell office:value-type="float" office:value="681486" calcext:value-type="float">
            <text:p>681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5906" calcext:value-type="float">
            <text:p>955906</text:p>
          </table:table-cell>
          <table:table-cell office:value-type="float" office:value="840708" calcext:value-type="float">
            <text:p>8407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230" calcext:value-type="float">
            <text:p>1022230</text:p>
          </table:table-cell>
          <table:table-cell office:value-type="float" office:value="1106100" calcext:value-type="float">
            <text:p>1106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4580" calcext:value-type="float">
            <text:p>954580</text:p>
          </table:table-cell>
          <table:table-cell office:value-type="float" office:value="1061650" calcext:value-type="float">
            <text:p>10616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41106" calcext:value-type="float">
            <text:p>541106</text:p>
          </table:table-cell>
          <table:table-cell office:value-type="float" office:value="1010207" calcext:value-type="float">
            <text:p>10102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8936" calcext:value-type="float">
            <text:p>618936</text:p>
          </table:table-cell>
          <table:table-cell office:value-type="float" office:value="744048" calcext:value-type="float">
            <text:p>744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33500" calcext:value-type="float">
            <text:p>1533500</text:p>
          </table:table-cell>
          <table:table-cell office:value-type="float" office:value="897706" calcext:value-type="float">
            <text:p>8977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8827" calcext:value-type="float">
            <text:p>918827</text:p>
          </table:table-cell>
          <table:table-cell office:value-type="float" office:value="912669" calcext:value-type="float">
            <text:p>9126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1572" calcext:value-type="float">
            <text:p>571572</text:p>
          </table:table-cell>
          <table:table-cell office:value-type="float" office:value="803539" calcext:value-type="float">
            <text:p>8035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9949" calcext:value-type="float">
            <text:p>669949</text:p>
          </table:table-cell>
          <table:table-cell office:value-type="float" office:value="858416" calcext:value-type="float">
            <text:p>858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1799" calcext:value-type="float">
            <text:p>681799</text:p>
          </table:table-cell>
          <table:table-cell office:value-type="float" office:value="1271974" calcext:value-type="float">
            <text:p>12719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2136" calcext:value-type="float">
            <text:p>662136</text:p>
          </table:table-cell>
          <table:table-cell office:value-type="float" office:value="1126870" calcext:value-type="float">
            <text:p>11268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4867" calcext:value-type="float">
            <text:p>824867</text:p>
          </table:table-cell>
          <table:table-cell office:value-type="float" office:value="1745606" calcext:value-type="float">
            <text:p>17456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0300" calcext:value-type="float">
            <text:p>720300</text:p>
          </table:table-cell>
          <table:table-cell office:value-type="float" office:value="896367" calcext:value-type="float">
            <text:p>896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1159" calcext:value-type="float">
            <text:p>721159</text:p>
          </table:table-cell>
          <table:table-cell office:value-type="float" office:value="801248" calcext:value-type="float">
            <text:p>8012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4446" calcext:value-type="float">
            <text:p>754446</text:p>
          </table:table-cell>
          <table:table-cell office:value-type="float" office:value="845276" calcext:value-type="float">
            <text:p>8452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2091" calcext:value-type="float">
            <text:p>702091</text:p>
          </table:table-cell>
          <table:table-cell office:value-type="float" office:value="849310" calcext:value-type="float">
            <text:p>8493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2126" calcext:value-type="float">
            <text:p>732126</text:p>
          </table:table-cell>
          <table:table-cell office:value-type="float" office:value="928392" calcext:value-type="float">
            <text:p>92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8347" calcext:value-type="float">
            <text:p>778347</text:p>
          </table:table-cell>
          <table:table-cell office:value-type="float" office:value="1008138" calcext:value-type="float">
            <text:p>10081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9294" calcext:value-type="float">
            <text:p>809294</text:p>
          </table:table-cell>
          <table:table-cell office:value-type="float" office:value="996078" calcext:value-type="float">
            <text:p>9960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8126" calcext:value-type="float">
            <text:p>768126</text:p>
          </table:table-cell>
          <table:table-cell office:value-type="float" office:value="1077683" calcext:value-type="float">
            <text:p>10776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9714" calcext:value-type="float">
            <text:p>859714</text:p>
          </table:table-cell>
          <table:table-cell office:value-type="float" office:value="1266146" calcext:value-type="float">
            <text:p>12661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4342" calcext:value-type="float">
            <text:p>864342</text:p>
          </table:table-cell>
          <table:table-cell office:value-type="float" office:value="1011343" calcext:value-type="float">
            <text:p>10113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1832" calcext:value-type="float">
            <text:p>851832</text:p>
          </table:table-cell>
          <table:table-cell office:value-type="float" office:value="993662" calcext:value-type="float">
            <text:p>9936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7936" calcext:value-type="float">
            <text:p>807936</text:p>
          </table:table-cell>
          <table:table-cell office:value-type="float" office:value="1000327" calcext:value-type="float">
            <text:p>10003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6579" calcext:value-type="float">
            <text:p>836579</text:p>
          </table:table-cell>
          <table:table-cell office:value-type="float" office:value="1044559" calcext:value-type="float">
            <text:p>10445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3318" calcext:value-type="float">
            <text:p>1013318</text:p>
          </table:table-cell>
          <table:table-cell office:value-type="float" office:value="1085318" calcext:value-type="float">
            <text:p>1085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5680" calcext:value-type="float">
            <text:p>1125680</text:p>
          </table:table-cell>
          <table:table-cell office:value-type="float" office:value="1167253" calcext:value-type="float">
            <text:p>11672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7976" calcext:value-type="float">
            <text:p>1317976</text:p>
          </table:table-cell>
          <table:table-cell office:value-type="float" office:value="1015842" calcext:value-type="float">
            <text:p>10158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5705" calcext:value-type="float">
            <text:p>825705</text:p>
          </table:table-cell>
          <table:table-cell office:value-type="float" office:value="1329041" calcext:value-type="float">
            <text:p>1329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3583" calcext:value-type="float">
            <text:p>1003583</text:p>
          </table:table-cell>
          <table:table-cell office:value-type="float" office:value="1065046" calcext:value-type="float">
            <text:p>10650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32220" calcext:value-type="float">
            <text:p>1132220</text:p>
          </table:table-cell>
          <table:table-cell office:value-type="float" office:value="1504500" calcext:value-type="float">
            <text:p>1504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0920" calcext:value-type="float">
            <text:p>890920</text:p>
          </table:table-cell>
          <table:table-cell office:value-type="float" office:value="716483" calcext:value-type="float">
            <text:p>7164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4760" calcext:value-type="float">
            <text:p>954760</text:p>
          </table:table-cell>
          <table:table-cell office:value-type="float" office:value="906281" calcext:value-type="float">
            <text:p>906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7419" calcext:value-type="float">
            <text:p>997419</text:p>
          </table:table-cell>
          <table:table-cell office:value-type="float" office:value="893723" calcext:value-type="float">
            <text:p>8937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5357" calcext:value-type="float">
            <text:p>915357</text:p>
          </table:table-cell>
          <table:table-cell office:value-type="float" office:value="675837" calcext:value-type="float">
            <text:p>6758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177" calcext:value-type="float">
            <text:p>1014177</text:p>
          </table:table-cell>
          <table:table-cell office:value-type="float" office:value="666677" calcext:value-type="float">
            <text:p>6666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0425" calcext:value-type="float">
            <text:p>960425</text:p>
          </table:table-cell>
          <table:table-cell office:value-type="float" office:value="744862" calcext:value-type="float">
            <text:p>7448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43158" calcext:value-type="float">
            <text:p>1243158</text:p>
          </table:table-cell>
          <table:table-cell office:value-type="float" office:value="658280" calcext:value-type="float">
            <text:p>6582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591" calcext:value-type="float">
            <text:p>1030591</text:p>
          </table:table-cell>
          <table:table-cell office:value-type="float" office:value="886188" calcext:value-type="float">
            <text:p>8861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6792" calcext:value-type="float">
            <text:p>996792</text:p>
          </table:table-cell>
          <table:table-cell office:value-type="float" office:value="875487" calcext:value-type="float">
            <text:p>875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4086" calcext:value-type="float">
            <text:p>524086</text:p>
          </table:table-cell>
          <table:table-cell office:value-type="float" office:value="771366" calcext:value-type="float">
            <text:p>7713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9011" calcext:value-type="float">
            <text:p>799011</text:p>
          </table:table-cell>
          <table:table-cell office:value-type="float" office:value="911370" calcext:value-type="float">
            <text:p>9113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9652" calcext:value-type="float">
            <text:p>859652</text:p>
          </table:table-cell>
          <table:table-cell office:value-type="float" office:value="736933" calcext:value-type="float">
            <text:p>7369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3670" calcext:value-type="float">
            <text:p>573670</text:p>
          </table:table-cell>
          <table:table-cell office:value-type="float" office:value="815159" calcext:value-type="float">
            <text:p>8151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2917" calcext:value-type="float">
            <text:p>562917</text:p>
          </table:table-cell>
          <table:table-cell office:value-type="float" office:value="892533" calcext:value-type="float">
            <text:p>8925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7309" calcext:value-type="float">
            <text:p>677309</text:p>
          </table:table-cell>
          <table:table-cell office:value-type="float" office:value="820147" calcext:value-type="float">
            <text:p>8201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6986" calcext:value-type="float">
            <text:p>676986</text:p>
          </table:table-cell>
          <table:table-cell office:value-type="float" office:value="1272716" calcext:value-type="float">
            <text:p>12727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2995" calcext:value-type="float">
            <text:p>682995</text:p>
          </table:table-cell>
          <table:table-cell office:value-type="float" office:value="841437" calcext:value-type="float">
            <text:p>8414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7028" calcext:value-type="float">
            <text:p>677028</text:p>
          </table:table-cell>
          <table:table-cell office:value-type="float" office:value="905769" calcext:value-type="float">
            <text:p>905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5871" calcext:value-type="float">
            <text:p>765871</text:p>
          </table:table-cell>
          <table:table-cell office:value-type="float" office:value="949213" calcext:value-type="float">
            <text:p>9492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1590" calcext:value-type="float">
            <text:p>741590</text:p>
          </table:table-cell>
          <table:table-cell office:value-type="float" office:value="1012318" calcext:value-type="float">
            <text:p>1012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8716" calcext:value-type="float">
            <text:p>668716</text:p>
          </table:table-cell>
          <table:table-cell office:value-type="float" office:value="974258" calcext:value-type="float">
            <text:p>9742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8243" calcext:value-type="float">
            <text:p>798243</text:p>
          </table:table-cell>
          <table:table-cell office:value-type="float" office:value="1203357" calcext:value-type="float">
            <text:p>12033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4510" calcext:value-type="float">
            <text:p>764510</text:p>
          </table:table-cell>
          <table:table-cell office:value-type="float" office:value="1374876" calcext:value-type="float">
            <text:p>13748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2097" calcext:value-type="float">
            <text:p>782097</text:p>
          </table:table-cell>
          <table:table-cell office:value-type="float" office:value="1078229" calcext:value-type="float">
            <text:p>10782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2542" calcext:value-type="float">
            <text:p>922542</text:p>
          </table:table-cell>
          <table:table-cell office:value-type="float" office:value="1160355" calcext:value-type="float">
            <text:p>11603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9567" calcext:value-type="float">
            <text:p>769567</text:p>
          </table:table-cell>
          <table:table-cell office:value-type="float" office:value="1445563" calcext:value-type="float">
            <text:p>14455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2281" calcext:value-type="float">
            <text:p>792281</text:p>
          </table:table-cell>
          <table:table-cell office:value-type="float" office:value="1074005" calcext:value-type="float">
            <text:p>1074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7830" calcext:value-type="float">
            <text:p>807830</text:p>
          </table:table-cell>
          <table:table-cell office:value-type="float" office:value="1051103" calcext:value-type="float">
            <text:p>10511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0264" calcext:value-type="float">
            <text:p>900264</text:p>
          </table:table-cell>
          <table:table-cell office:value-type="float" office:value="1177447" calcext:value-type="float">
            <text:p>11774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3148" calcext:value-type="float">
            <text:p>793148</text:p>
          </table:table-cell>
          <table:table-cell office:value-type="float" office:value="1070359" calcext:value-type="float">
            <text:p>1070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2668" calcext:value-type="float">
            <text:p>872668</text:p>
          </table:table-cell>
          <table:table-cell office:value-type="float" office:value="1151680" calcext:value-type="float">
            <text:p>11516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627" calcext:value-type="float">
            <text:p>833627</text:p>
          </table:table-cell>
          <table:table-cell office:value-type="float" office:value="1110935" calcext:value-type="float">
            <text:p>1110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804" calcext:value-type="float">
            <text:p>1036804</text:p>
          </table:table-cell>
          <table:table-cell office:value-type="float" office:value="1056509" calcext:value-type="float">
            <text:p>1056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7530" calcext:value-type="float">
            <text:p>997530</text:p>
          </table:table-cell>
          <table:table-cell office:value-type="float" office:value="1174090" calcext:value-type="float">
            <text:p>11740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4465" calcext:value-type="float">
            <text:p>964465</text:p>
          </table:table-cell>
          <table:table-cell office:value-type="float" office:value="1166866" calcext:value-type="float">
            <text:p>11668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7071" calcext:value-type="float">
            <text:p>807071</text:p>
          </table:table-cell>
          <table:table-cell office:value-type="float" office:value="1137736" calcext:value-type="float">
            <text:p>11377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7797" calcext:value-type="float">
            <text:p>937797</text:p>
          </table:table-cell>
          <table:table-cell office:value-type="float" office:value="1330833" calcext:value-type="float">
            <text:p>13308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6712" calcext:value-type="float">
            <text:p>926712</text:p>
          </table:table-cell>
          <table:table-cell office:value-type="float" office:value="1387421" calcext:value-type="float">
            <text:p>13874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5927" calcext:value-type="float">
            <text:p>925927</text:p>
          </table:table-cell>
          <table:table-cell office:value-type="float" office:value="1068655" calcext:value-type="float">
            <text:p>10686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7615" calcext:value-type="float">
            <text:p>987615</text:p>
          </table:table-cell>
          <table:table-cell office:value-type="float" office:value="1126794" calcext:value-type="float">
            <text:p>11267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4817" calcext:value-type="float">
            <text:p>944817</text:p>
          </table:table-cell>
          <table:table-cell office:value-type="float" office:value="737397" calcext:value-type="float">
            <text:p>7373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4055" calcext:value-type="float">
            <text:p>1054055</text:p>
          </table:table-cell>
          <table:table-cell office:value-type="float" office:value="736809" calcext:value-type="float">
            <text:p>7368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02899" calcext:value-type="float">
            <text:p>1202899</text:p>
          </table:table-cell>
          <table:table-cell office:value-type="float" office:value="803362" calcext:value-type="float">
            <text:p>8033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2585" calcext:value-type="float">
            <text:p>892585</text:p>
          </table:table-cell>
          <table:table-cell office:value-type="float" office:value="1089204" calcext:value-type="float">
            <text:p>10892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9283" calcext:value-type="float">
            <text:p>1109283</text:p>
          </table:table-cell>
          <table:table-cell office:value-type="float" office:value="810887" calcext:value-type="float">
            <text:p>8108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48672" calcext:value-type="float">
            <text:p>548672</text:p>
          </table:table-cell>
          <table:table-cell office:value-type="float" office:value="722033" calcext:value-type="float">
            <text:p>722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8143" calcext:value-type="float">
            <text:p>528143</text:p>
          </table:table-cell>
          <table:table-cell office:value-type="float" office:value="1338098" calcext:value-type="float">
            <text:p>13380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6477" calcext:value-type="float">
            <text:p>686477</text:p>
          </table:table-cell>
          <table:table-cell office:value-type="float" office:value="805957" calcext:value-type="float">
            <text:p>8059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1147" calcext:value-type="float">
            <text:p>591147</text:p>
          </table:table-cell>
          <table:table-cell office:value-type="float" office:value="867030" calcext:value-type="float">
            <text:p>867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2507" calcext:value-type="float">
            <text:p>632507</text:p>
          </table:table-cell>
          <table:table-cell office:value-type="float" office:value="1167218" calcext:value-type="float">
            <text:p>11672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887" calcext:value-type="float">
            <text:p>595887</text:p>
          </table:table-cell>
          <table:table-cell office:value-type="float" office:value="1148457" calcext:value-type="float">
            <text:p>11484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5722" calcext:value-type="float">
            <text:p>745722</text:p>
          </table:table-cell>
          <table:table-cell office:value-type="float" office:value="946394" calcext:value-type="float">
            <text:p>946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4983" calcext:value-type="float">
            <text:p>674983</text:p>
          </table:table-cell>
          <table:table-cell office:value-type="float" office:value="1039886" calcext:value-type="float">
            <text:p>10398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5992" calcext:value-type="float">
            <text:p>665992</text:p>
          </table:table-cell>
          <table:table-cell office:value-type="float" office:value="1123484" calcext:value-type="float">
            <text:p>11234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720" calcext:value-type="float">
            <text:p>1004720</text:p>
          </table:table-cell>
          <table:table-cell office:value-type="float" office:value="980158" calcext:value-type="float">
            <text:p>9801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1820" calcext:value-type="float">
            <text:p>711820</text:p>
          </table:table-cell>
          <table:table-cell office:value-type="float" office:value="914760" calcext:value-type="float">
            <text:p>9147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3626" calcext:value-type="float">
            <text:p>713626</text:p>
          </table:table-cell>
          <table:table-cell office:value-type="float" office:value="918873" calcext:value-type="float">
            <text:p>9188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9876" calcext:value-type="float">
            <text:p>699876</text:p>
          </table:table-cell>
          <table:table-cell office:value-type="float" office:value="1097732" calcext:value-type="float">
            <text:p>1097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8886" calcext:value-type="float">
            <text:p>808886</text:p>
          </table:table-cell>
          <table:table-cell office:value-type="float" office:value="894912" calcext:value-type="float">
            <text:p>8949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0748" calcext:value-type="float">
            <text:p>790748</text:p>
          </table:table-cell>
          <table:table-cell office:value-type="float" office:value="931273" calcext:value-type="float">
            <text:p>9312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4751" calcext:value-type="float">
            <text:p>814751</text:p>
          </table:table-cell>
          <table:table-cell office:value-type="float" office:value="925589" calcext:value-type="float">
            <text:p>9255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6524" calcext:value-type="float">
            <text:p>816524</text:p>
          </table:table-cell>
          <table:table-cell office:value-type="float" office:value="904636" calcext:value-type="float">
            <text:p>9046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7975" calcext:value-type="float">
            <text:p>907975</text:p>
          </table:table-cell>
          <table:table-cell office:value-type="float" office:value="1052702" calcext:value-type="float">
            <text:p>10527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7973" calcext:value-type="float">
            <text:p>837973</text:p>
          </table:table-cell>
          <table:table-cell office:value-type="float" office:value="1044569" calcext:value-type="float">
            <text:p>10445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6919" calcext:value-type="float">
            <text:p>846919</text:p>
          </table:table-cell>
          <table:table-cell office:value-type="float" office:value="1097191" calcext:value-type="float">
            <text:p>10971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1522" calcext:value-type="float">
            <text:p>821522</text:p>
          </table:table-cell>
          <table:table-cell office:value-type="float" office:value="1099099" calcext:value-type="float">
            <text:p>10990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8179" calcext:value-type="float">
            <text:p>798179</text:p>
          </table:table-cell>
          <table:table-cell office:value-type="float" office:value="1110610" calcext:value-type="float">
            <text:p>11106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7852" calcext:value-type="float">
            <text:p>997852</text:p>
          </table:table-cell>
          <table:table-cell office:value-type="float" office:value="1058617" calcext:value-type="float">
            <text:p>10586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6691" calcext:value-type="float">
            <text:p>1056691</text:p>
          </table:table-cell>
          <table:table-cell office:value-type="float" office:value="1949396" calcext:value-type="float">
            <text:p>19493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7119" calcext:value-type="float">
            <text:p>857119</text:p>
          </table:table-cell>
          <table:table-cell office:value-type="float" office:value="1164066" calcext:value-type="float">
            <text:p>1164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1530" calcext:value-type="float">
            <text:p>881530</text:p>
          </table:table-cell>
          <table:table-cell office:value-type="float" office:value="1197597" calcext:value-type="float">
            <text:p>11975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2250" calcext:value-type="float">
            <text:p>982250</text:p>
          </table:table-cell>
          <table:table-cell office:value-type="float" office:value="709159" calcext:value-type="float">
            <text:p>7091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5695" calcext:value-type="float">
            <text:p>955695</text:p>
          </table:table-cell>
          <table:table-cell office:value-type="float" office:value="748140" calcext:value-type="float">
            <text:p>7481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8174" calcext:value-type="float">
            <text:p>908174</text:p>
          </table:table-cell>
          <table:table-cell office:value-type="float" office:value="744166" calcext:value-type="float">
            <text:p>7441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9991" calcext:value-type="float">
            <text:p>899991</text:p>
          </table:table-cell>
          <table:table-cell office:value-type="float" office:value="786111" calcext:value-type="float">
            <text:p>7861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8579" calcext:value-type="float">
            <text:p>988579</text:p>
          </table:table-cell>
          <table:table-cell office:value-type="float" office:value="757451" calcext:value-type="float">
            <text:p>7574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5792" calcext:value-type="float">
            <text:p>1035792</text:p>
          </table:table-cell>
          <table:table-cell office:value-type="float" office:value="861260" calcext:value-type="float">
            <text:p>8612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3083" calcext:value-type="float">
            <text:p>1043083</text:p>
          </table:table-cell>
          <table:table-cell office:value-type="float" office:value="771020" calcext:value-type="float">
            <text:p>77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35145" calcext:value-type="float">
            <text:p>1135145</text:p>
          </table:table-cell>
          <table:table-cell office:value-type="float" office:value="809984" calcext:value-type="float">
            <text:p>8099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0213" calcext:value-type="float">
            <text:p>1120213</text:p>
          </table:table-cell>
          <table:table-cell office:value-type="float" office:value="831025" calcext:value-type="float">
            <text:p>83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3823" calcext:value-type="float">
            <text:p>1043823</text:p>
          </table:table-cell>
          <table:table-cell office:value-type="float" office:value="826653" calcext:value-type="float">
            <text:p>8266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91179" calcext:value-type="float">
            <text:p>1591179</text:p>
          </table:table-cell>
          <table:table-cell office:value-type="float" office:value="845630" calcext:value-type="float">
            <text:p>8456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5412" calcext:value-type="float">
            <text:p>485412</text:p>
          </table:table-cell>
          <table:table-cell office:value-type="float" office:value="789028" calcext:value-type="float">
            <text:p>789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0671" calcext:value-type="float">
            <text:p>730671</text:p>
          </table:table-cell>
          <table:table-cell office:value-type="float" office:value="845425" calcext:value-type="float">
            <text:p>8454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0457" calcext:value-type="float">
            <text:p>590457</text:p>
          </table:table-cell>
          <table:table-cell office:value-type="float" office:value="846013" calcext:value-type="float">
            <text:p>846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2621" calcext:value-type="float">
            <text:p>842621</text:p>
          </table:table-cell>
          <table:table-cell office:value-type="float" office:value="906647" calcext:value-type="float">
            <text:p>9066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7907" calcext:value-type="float">
            <text:p>587907</text:p>
          </table:table-cell>
          <table:table-cell office:value-type="float" office:value="1133979" calcext:value-type="float">
            <text:p>11339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720" calcext:value-type="float">
            <text:p>593720</text:p>
          </table:table-cell>
          <table:table-cell office:value-type="float" office:value="912595" calcext:value-type="float">
            <text:p>9125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0883" calcext:value-type="float">
            <text:p>740883</text:p>
          </table:table-cell>
          <table:table-cell office:value-type="float" office:value="1102065" calcext:value-type="float">
            <text:p>11020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1751" calcext:value-type="float">
            <text:p>641751</text:p>
          </table:table-cell>
          <table:table-cell office:value-type="float" office:value="1132032" calcext:value-type="float">
            <text:p>1132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3062" calcext:value-type="float">
            <text:p>643062</text:p>
          </table:table-cell>
          <table:table-cell office:value-type="float" office:value="1258808" calcext:value-type="float">
            <text:p>12588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9399" calcext:value-type="float">
            <text:p>649399</text:p>
          </table:table-cell>
          <table:table-cell office:value-type="float" office:value="1001217" calcext:value-type="float">
            <text:p>10012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1278" calcext:value-type="float">
            <text:p>661278</text:p>
          </table:table-cell>
          <table:table-cell office:value-type="float" office:value="909597" calcext:value-type="float">
            <text:p>9095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5558" calcext:value-type="float">
            <text:p>705558</text:p>
          </table:table-cell>
          <table:table-cell office:value-type="float" office:value="1143349" calcext:value-type="float">
            <text:p>11433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9651" calcext:value-type="float">
            <text:p>709651</text:p>
          </table:table-cell>
          <table:table-cell office:value-type="float" office:value="1510949" calcext:value-type="float">
            <text:p>1510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5554" calcext:value-type="float">
            <text:p>745554</text:p>
          </table:table-cell>
          <table:table-cell office:value-type="float" office:value="1020308" calcext:value-type="float">
            <text:p>10203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5233" calcext:value-type="float">
            <text:p>775233</text:p>
          </table:table-cell>
          <table:table-cell office:value-type="float" office:value="1121172" calcext:value-type="float">
            <text:p>11211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5712" calcext:value-type="float">
            <text:p>775712</text:p>
          </table:table-cell>
          <table:table-cell office:value-type="float" office:value="1050006" calcext:value-type="float">
            <text:p>105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2824" calcext:value-type="float">
            <text:p>822824</text:p>
          </table:table-cell>
          <table:table-cell office:value-type="float" office:value="1121290" calcext:value-type="float">
            <text:p>11212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2957" calcext:value-type="float">
            <text:p>832957</text:p>
          </table:table-cell>
          <table:table-cell office:value-type="float" office:value="1811456" calcext:value-type="float">
            <text:p>18114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1294" calcext:value-type="float">
            <text:p>801294</text:p>
          </table:table-cell>
          <table:table-cell office:value-type="float" office:value="1081880" calcext:value-type="float">
            <text:p>10818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3276" calcext:value-type="float">
            <text:p>843276</text:p>
          </table:table-cell>
          <table:table-cell office:value-type="float" office:value="999567" calcext:value-type="float">
            <text:p>9995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5574" calcext:value-type="float">
            <text:p>945574</text:p>
          </table:table-cell>
          <table:table-cell office:value-type="float" office:value="1213815" calcext:value-type="float">
            <text:p>12138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70604" calcext:value-type="float">
            <text:p>1170604</text:p>
          </table:table-cell>
          <table:table-cell office:value-type="float" office:value="1497619" calcext:value-type="float">
            <text:p>14976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2381" calcext:value-type="float">
            <text:p>862381</text:p>
          </table:table-cell>
          <table:table-cell office:value-type="float" office:value="1580679" calcext:value-type="float">
            <text:p>15806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4978" calcext:value-type="float">
            <text:p>944978</text:p>
          </table:table-cell>
          <table:table-cell office:value-type="float" office:value="671255" calcext:value-type="float">
            <text:p>6712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5503" calcext:value-type="float">
            <text:p>875503</text:p>
          </table:table-cell>
          <table:table-cell office:value-type="float" office:value="751022" calcext:value-type="float">
            <text:p>75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3279" calcext:value-type="float">
            <text:p>843279</text:p>
          </table:table-cell>
          <table:table-cell office:value-type="float" office:value="732890" calcext:value-type="float">
            <text:p>732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9106" calcext:value-type="float">
            <text:p>1319106</text:p>
          </table:table-cell>
          <table:table-cell office:value-type="float" office:value="1049590" calcext:value-type="float">
            <text:p>10495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68647" calcext:value-type="float">
            <text:p>1168647</text:p>
          </table:table-cell>
          <table:table-cell office:value-type="float" office:value="720255" calcext:value-type="float">
            <text:p>7202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1260" calcext:value-type="float">
            <text:p>931260</text:p>
          </table:table-cell>
          <table:table-cell office:value-type="float" office:value="777418" calcext:value-type="float">
            <text:p>7774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3633" calcext:value-type="float">
            <text:p>1053633</text:p>
          </table:table-cell>
          <table:table-cell office:value-type="float" office:value="863238" calcext:value-type="float">
            <text:p>863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5368" calcext:value-type="float">
            <text:p>895368</text:p>
          </table:table-cell>
          <table:table-cell office:value-type="float" office:value="869809" calcext:value-type="float">
            <text:p>8698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0056" calcext:value-type="float">
            <text:p>920056</text:p>
          </table:table-cell>
          <table:table-cell office:value-type="float" office:value="833180" calcext:value-type="float">
            <text:p>8331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9179" calcext:value-type="float">
            <text:p>979179</text:p>
          </table:table-cell>
          <table:table-cell office:value-type="float" office:value="779005" calcext:value-type="float">
            <text:p>779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1461" calcext:value-type="float">
            <text:p>901461</text:p>
          </table:table-cell>
          <table:table-cell office:value-type="float" office:value="823756" calcext:value-type="float">
            <text:p>8237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8987" calcext:value-type="float">
            <text:p>978987</text:p>
          </table:table-cell>
          <table:table-cell office:value-type="float" office:value="834596" calcext:value-type="float">
            <text:p>8345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6563" calcext:value-type="float">
            <text:p>1116563</text:p>
          </table:table-cell>
          <table:table-cell office:value-type="float" office:value="911197" calcext:value-type="float">
            <text:p>9111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67066" calcext:value-type="float">
            <text:p>1167066</text:p>
          </table:table-cell>
          <table:table-cell office:value-type="float" office:value="908715" calcext:value-type="float">
            <text:p>9087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3023" calcext:value-type="float">
            <text:p>533023</text:p>
          </table:table-cell>
          <table:table-cell office:value-type="float" office:value="872023" calcext:value-type="float">
            <text:p>872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113" calcext:value-type="float">
            <text:p>603113</text:p>
          </table:table-cell>
          <table:table-cell office:value-type="float" office:value="946715" calcext:value-type="float">
            <text:p>9467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1718" calcext:value-type="float">
            <text:p>631718</text:p>
          </table:table-cell>
          <table:table-cell office:value-type="float" office:value="926619" calcext:value-type="float">
            <text:p>9266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8386" calcext:value-type="float">
            <text:p>648386</text:p>
          </table:table-cell>
          <table:table-cell office:value-type="float" office:value="977171" calcext:value-type="float">
            <text:p>9771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3530" calcext:value-type="float">
            <text:p>873530</text:p>
          </table:table-cell>
          <table:table-cell office:value-type="float" office:value="1001833" calcext:value-type="float">
            <text:p>10018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65946" calcext:value-type="float">
            <text:p>1565946</text:p>
          </table:table-cell>
          <table:table-cell office:value-type="float" office:value="1058328" calcext:value-type="float">
            <text:p>10583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2891" calcext:value-type="float">
            <text:p>1232891</text:p>
          </table:table-cell>
          <table:table-cell office:value-type="float" office:value="1094619" calcext:value-type="float">
            <text:p>10946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0974" calcext:value-type="float">
            <text:p>1280974</text:p>
          </table:table-cell>
          <table:table-cell office:value-type="float" office:value="1049313" calcext:value-type="float">
            <text:p>1049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814" calcext:value-type="float">
            <text:p>621814</text:p>
          </table:table-cell>
          <table:table-cell office:value-type="float" office:value="1033164" calcext:value-type="float">
            <text:p>10331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3205" calcext:value-type="float">
            <text:p>713205</text:p>
          </table:table-cell>
          <table:table-cell office:value-type="float" office:value="1151343" calcext:value-type="float">
            <text:p>11513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7470" calcext:value-type="float">
            <text:p>807470</text:p>
          </table:table-cell>
          <table:table-cell office:value-type="float" office:value="1083547" calcext:value-type="float">
            <text:p>1083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6222" calcext:value-type="float">
            <text:p>766222</text:p>
          </table:table-cell>
          <table:table-cell office:value-type="float" office:value="1103718" calcext:value-type="float">
            <text:p>1103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9598" calcext:value-type="float">
            <text:p>729598</text:p>
          </table:table-cell>
          <table:table-cell office:value-type="float" office:value="1390590" calcext:value-type="float">
            <text:p>13905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8676" calcext:value-type="float">
            <text:p>848676</text:p>
          </table:table-cell>
          <table:table-cell office:value-type="float" office:value="1745456" calcext:value-type="float">
            <text:p>17454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9637" calcext:value-type="float">
            <text:p>829637</text:p>
          </table:table-cell>
          <table:table-cell office:value-type="float" office:value="1247009" calcext:value-type="float">
            <text:p>1247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3723" calcext:value-type="float">
            <text:p>913723</text:p>
          </table:table-cell>
          <table:table-cell office:value-type="float" office:value="1049932" calcext:value-type="float">
            <text:p>10499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1870" calcext:value-type="float">
            <text:p>781870</text:p>
          </table:table-cell>
          <table:table-cell office:value-type="float" office:value="1128014" calcext:value-type="float">
            <text:p>1128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2311" calcext:value-type="float">
            <text:p>782311</text:p>
          </table:table-cell>
          <table:table-cell office:value-type="float" office:value="1169817" calcext:value-type="float">
            <text:p>11698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5060" calcext:value-type="float">
            <text:p>1185060</text:p>
          </table:table-cell>
          <table:table-cell office:value-type="float" office:value="1130814" calcext:value-type="float">
            <text:p>11308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4647" calcext:value-type="float">
            <text:p>904647</text:p>
          </table:table-cell>
          <table:table-cell office:value-type="float" office:value="1145901" calcext:value-type="float">
            <text:p>11459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2021" calcext:value-type="float">
            <text:p>752021</text:p>
          </table:table-cell>
          <table:table-cell office:value-type="float" office:value="989190" calcext:value-type="float">
            <text:p>9891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1582" calcext:value-type="float">
            <text:p>831582</text:p>
          </table:table-cell>
          <table:table-cell office:value-type="float" office:value="1036677" calcext:value-type="float">
            <text:p>10366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05900" calcext:value-type="float">
            <text:p>1205900</text:p>
          </table:table-cell>
          <table:table-cell office:value-type="float" office:value="1024960" calcext:value-type="float">
            <text:p>10249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4757" calcext:value-type="float">
            <text:p>884757</text:p>
          </table:table-cell>
          <table:table-cell office:value-type="float" office:value="1307556" calcext:value-type="float">
            <text:p>13075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6149" calcext:value-type="float">
            <text:p>896149</text:p>
          </table:table-cell>
          <table:table-cell office:value-type="float" office:value="736783" calcext:value-type="float">
            <text:p>7367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4976" calcext:value-type="float">
            <text:p>874976</text:p>
          </table:table-cell>
          <table:table-cell office:value-type="float" office:value="747921" calcext:value-type="float">
            <text:p>747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5836" calcext:value-type="float">
            <text:p>975836</text:p>
          </table:table-cell>
          <table:table-cell office:value-type="float" office:value="719772" calcext:value-type="float">
            <text:p>719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0905" calcext:value-type="float">
            <text:p>940905</text:p>
          </table:table-cell>
          <table:table-cell office:value-type="float" office:value="781219" calcext:value-type="float">
            <text:p>7812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40642" calcext:value-type="float">
            <text:p>1240642</text:p>
          </table:table-cell>
          <table:table-cell office:value-type="float" office:value="1145850" calcext:value-type="float">
            <text:p>11458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262" calcext:value-type="float">
            <text:p>1036262</text:p>
          </table:table-cell>
          <table:table-cell office:value-type="float" office:value="809282" calcext:value-type="float">
            <text:p>8092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2497" calcext:value-type="float">
            <text:p>982497</text:p>
          </table:table-cell>
          <table:table-cell office:value-type="float" office:value="793192" calcext:value-type="float">
            <text:p>7931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7751" calcext:value-type="float">
            <text:p>937751</text:p>
          </table:table-cell>
          <table:table-cell office:value-type="float" office:value="829811" calcext:value-type="float">
            <text:p>8298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1472" calcext:value-type="float">
            <text:p>1001472</text:p>
          </table:table-cell>
          <table:table-cell office:value-type="float" office:value="924745" calcext:value-type="float">
            <text:p>9247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1342" calcext:value-type="float">
            <text:p>991342</text:p>
          </table:table-cell>
          <table:table-cell office:value-type="float" office:value="854382" calcext:value-type="float">
            <text:p>854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8989" calcext:value-type="float">
            <text:p>1078989</text:p>
          </table:table-cell>
          <table:table-cell office:value-type="float" office:value="860646" calcext:value-type="float">
            <text:p>8606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3906" calcext:value-type="float">
            <text:p>1003906</text:p>
          </table:table-cell>
          <table:table-cell office:value-type="float" office:value="1002875" calcext:value-type="float">
            <text:p>10028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6086" calcext:value-type="float">
            <text:p>1056086</text:p>
          </table:table-cell>
          <table:table-cell office:value-type="float" office:value="906544" calcext:value-type="float">
            <text:p>9065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0261" calcext:value-type="float">
            <text:p>750261</text:p>
          </table:table-cell>
          <table:table-cell office:value-type="float" office:value="928288" calcext:value-type="float">
            <text:p>9282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222" calcext:value-type="float">
            <text:p>592222</text:p>
          </table:table-cell>
          <table:table-cell office:value-type="float" office:value="950881" calcext:value-type="float">
            <text:p>9508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5227" calcext:value-type="float">
            <text:p>575227</text:p>
          </table:table-cell>
          <table:table-cell office:value-type="float" office:value="965304" calcext:value-type="float">
            <text:p>9653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5234" calcext:value-type="float">
            <text:p>625234</text:p>
          </table:table-cell>
          <table:table-cell office:value-type="float" office:value="1026173" calcext:value-type="float">
            <text:p>10261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482" calcext:value-type="float">
            <text:p>624482</text:p>
          </table:table-cell>
          <table:table-cell office:value-type="float" office:value="922493" calcext:value-type="float">
            <text:p>9224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6704" calcext:value-type="float">
            <text:p>646704</text:p>
          </table:table-cell>
          <table:table-cell office:value-type="float" office:value="896160" calcext:value-type="float">
            <text:p>8961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879" calcext:value-type="float">
            <text:p>615879</text:p>
          </table:table-cell>
          <table:table-cell office:value-type="float" office:value="1003363" calcext:value-type="float">
            <text:p>10033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2905" calcext:value-type="float">
            <text:p>712905</text:p>
          </table:table-cell>
          <table:table-cell office:value-type="float" office:value="992674" calcext:value-type="float">
            <text:p>9926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6084" calcext:value-type="float">
            <text:p>906084</text:p>
          </table:table-cell>
          <table:table-cell office:value-type="float" office:value="993324" calcext:value-type="float">
            <text:p>993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5391" calcext:value-type="float">
            <text:p>705391</text:p>
          </table:table-cell>
          <table:table-cell office:value-type="float" office:value="980070" calcext:value-type="float">
            <text:p>9800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8853" calcext:value-type="float">
            <text:p>1088853</text:p>
          </table:table-cell>
          <table:table-cell office:value-type="float" office:value="987998" calcext:value-type="float">
            <text:p>9879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4711" calcext:value-type="float">
            <text:p>674711</text:p>
          </table:table-cell>
          <table:table-cell office:value-type="float" office:value="1459741" calcext:value-type="float">
            <text:p>14597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6744" calcext:value-type="float">
            <text:p>756744</text:p>
          </table:table-cell>
          <table:table-cell office:value-type="float" office:value="1693833" calcext:value-type="float">
            <text:p>16938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4025" calcext:value-type="float">
            <text:p>754025</text:p>
          </table:table-cell>
          <table:table-cell office:value-type="float" office:value="980955" calcext:value-type="float">
            <text:p>9809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4849" calcext:value-type="float">
            <text:p>774849</text:p>
          </table:table-cell>
          <table:table-cell office:value-type="float" office:value="1311114" calcext:value-type="float">
            <text:p>1311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5547" calcext:value-type="float">
            <text:p>725547</text:p>
          </table:table-cell>
          <table:table-cell office:value-type="float" office:value="1014752" calcext:value-type="float">
            <text:p>10147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7124" calcext:value-type="float">
            <text:p>837124</text:p>
          </table:table-cell>
          <table:table-cell office:value-type="float" office:value="1094754" calcext:value-type="float">
            <text:p>10947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1230" calcext:value-type="float">
            <text:p>861230</text:p>
          </table:table-cell>
          <table:table-cell office:value-type="float" office:value="1170395" calcext:value-type="float">
            <text:p>11703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64548" calcext:value-type="float">
            <text:p>1364548</text:p>
          </table:table-cell>
          <table:table-cell office:value-type="float" office:value="1196458" calcext:value-type="float">
            <text:p>11964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4110" calcext:value-type="float">
            <text:p>924110</text:p>
          </table:table-cell>
          <table:table-cell office:value-type="float" office:value="1164537" calcext:value-type="float">
            <text:p>11645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5605" calcext:value-type="float">
            <text:p>1315605</text:p>
          </table:table-cell>
          <table:table-cell office:value-type="float" office:value="757579" calcext:value-type="float">
            <text:p>7575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5951" calcext:value-type="float">
            <text:p>845951</text:p>
          </table:table-cell>
          <table:table-cell office:value-type="float" office:value="1324832" calcext:value-type="float">
            <text:p>1324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6227" calcext:value-type="float">
            <text:p>836227</text:p>
          </table:table-cell>
          <table:table-cell office:value-type="float" office:value="759956" calcext:value-type="float">
            <text:p>7599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3285" calcext:value-type="float">
            <text:p>973285</text:p>
          </table:table-cell>
          <table:table-cell office:value-type="float" office:value="779878" calcext:value-type="float">
            <text:p>779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4805" calcext:value-type="float">
            <text:p>874805</text:p>
          </table:table-cell>
          <table:table-cell office:value-type="float" office:value="750686" calcext:value-type="float">
            <text:p>7506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6505" calcext:value-type="float">
            <text:p>826505</text:p>
          </table:table-cell>
          <table:table-cell office:value-type="float" office:value="839426" calcext:value-type="float">
            <text:p>8394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7443" calcext:value-type="float">
            <text:p>947443</text:p>
          </table:table-cell>
          <table:table-cell office:value-type="float" office:value="845265" calcext:value-type="float">
            <text:p>8452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9440" calcext:value-type="float">
            <text:p>1039440</text:p>
          </table:table-cell>
          <table:table-cell office:value-type="float" office:value="1016331" calcext:value-type="float">
            <text:p>10163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0811" calcext:value-type="float">
            <text:p>970811</text:p>
          </table:table-cell>
          <table:table-cell office:value-type="float" office:value="854382" calcext:value-type="float">
            <text:p>854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9831" calcext:value-type="float">
            <text:p>869831</text:p>
          </table:table-cell>
          <table:table-cell office:value-type="float" office:value="887707" calcext:value-type="float">
            <text:p>8877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3895" calcext:value-type="float">
            <text:p>933895</text:p>
          </table:table-cell>
          <table:table-cell office:value-type="float" office:value="852003" calcext:value-type="float">
            <text:p>852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1518" calcext:value-type="float">
            <text:p>981518</text:p>
          </table:table-cell>
          <table:table-cell office:value-type="float" office:value="954743" calcext:value-type="float">
            <text:p>9547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8408" calcext:value-type="float">
            <text:p>928408</text:p>
          </table:table-cell>
          <table:table-cell office:value-type="float" office:value="848089" calcext:value-type="float">
            <text:p>8480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0639" calcext:value-type="float">
            <text:p>910639</text:p>
          </table:table-cell>
          <table:table-cell office:value-type="float" office:value="899686" calcext:value-type="float">
            <text:p>8996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54166" calcext:value-type="float">
            <text:p>2054166</text:p>
          </table:table-cell>
          <table:table-cell office:value-type="float" office:value="828109" calcext:value-type="float">
            <text:p>8281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6581" calcext:value-type="float">
            <text:p>1116581</text:p>
          </table:table-cell>
          <table:table-cell office:value-type="float" office:value="891604" calcext:value-type="float">
            <text:p>8916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3126" calcext:value-type="float">
            <text:p>623126</text:p>
          </table:table-cell>
          <table:table-cell office:value-type="float" office:value="922818" calcext:value-type="float">
            <text:p>9228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8025" calcext:value-type="float">
            <text:p>808025</text:p>
          </table:table-cell>
          <table:table-cell office:value-type="float" office:value="992254" calcext:value-type="float">
            <text:p>9922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8523" calcext:value-type="float">
            <text:p>648523</text:p>
          </table:table-cell>
          <table:table-cell office:value-type="float" office:value="870319" calcext:value-type="float">
            <text:p>8703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9303" calcext:value-type="float">
            <text:p>609303</text:p>
          </table:table-cell>
          <table:table-cell office:value-type="float" office:value="904360" calcext:value-type="float">
            <text:p>9043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7723" calcext:value-type="float">
            <text:p>967723</text:p>
          </table:table-cell>
          <table:table-cell office:value-type="float" office:value="1012523" calcext:value-type="float">
            <text:p>10125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9736" calcext:value-type="float">
            <text:p>619736</text:p>
          </table:table-cell>
          <table:table-cell office:value-type="float" office:value="924862" calcext:value-type="float">
            <text:p>9248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2687" calcext:value-type="float">
            <text:p>612687</text:p>
          </table:table-cell>
          <table:table-cell office:value-type="float" office:value="967666" calcext:value-type="float">
            <text:p>9676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5871" calcext:value-type="float">
            <text:p>625871</text:p>
          </table:table-cell>
          <table:table-cell office:value-type="float" office:value="989305" calcext:value-type="float">
            <text:p>9893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9551" calcext:value-type="float">
            <text:p>669551</text:p>
          </table:table-cell>
          <table:table-cell office:value-type="float" office:value="1111754" calcext:value-type="float">
            <text:p>11117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5163" calcext:value-type="float">
            <text:p>635163</text:p>
          </table:table-cell>
          <table:table-cell office:value-type="float" office:value="1234787" calcext:value-type="float">
            <text:p>12347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6607" calcext:value-type="float">
            <text:p>666607</text:p>
          </table:table-cell>
          <table:table-cell office:value-type="float" office:value="1699755" calcext:value-type="float">
            <text:p>16997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739" calcext:value-type="float">
            <text:p>800739</text:p>
          </table:table-cell>
          <table:table-cell office:value-type="float" office:value="978718" calcext:value-type="float">
            <text:p>978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3610" calcext:value-type="float">
            <text:p>803610</text:p>
          </table:table-cell>
          <table:table-cell office:value-type="float" office:value="1035084" calcext:value-type="float">
            <text:p>10350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3293" calcext:value-type="float">
            <text:p>1183293</text:p>
          </table:table-cell>
          <table:table-cell office:value-type="float" office:value="1054961" calcext:value-type="float">
            <text:p>10549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1204" calcext:value-type="float">
            <text:p>801204</text:p>
          </table:table-cell>
          <table:table-cell office:value-type="float" office:value="1066230" calcext:value-type="float">
            <text:p>10662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4699" calcext:value-type="float">
            <text:p>834699</text:p>
          </table:table-cell>
          <table:table-cell office:value-type="float" office:value="1241054" calcext:value-type="float">
            <text:p>12410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9092" calcext:value-type="float">
            <text:p>789092</text:p>
          </table:table-cell>
          <table:table-cell office:value-type="float" office:value="1235648" calcext:value-type="float">
            <text:p>12356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5616" calcext:value-type="float">
            <text:p>805616</text:p>
          </table:table-cell>
          <table:table-cell office:value-type="float" office:value="733963" calcext:value-type="float">
            <text:p>7339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9153" calcext:value-type="float">
            <text:p>1089153</text:p>
          </table:table-cell>
          <table:table-cell office:value-type="float" office:value="712520" calcext:value-type="float">
            <text:p>712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9434" calcext:value-type="float">
            <text:p>949434</text:p>
          </table:table-cell>
          <table:table-cell office:value-type="float" office:value="643765" calcext:value-type="float">
            <text:p>6437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575" calcext:value-type="float">
            <text:p>1034575</text:p>
          </table:table-cell>
          <table:table-cell office:value-type="float" office:value="691550" calcext:value-type="float">
            <text:p>6915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6937" calcext:value-type="float">
            <text:p>796937</text:p>
          </table:table-cell>
          <table:table-cell office:value-type="float" office:value="732226" calcext:value-type="float">
            <text:p>7322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58425" calcext:value-type="float">
            <text:p>1158425</text:p>
          </table:table-cell>
          <table:table-cell office:value-type="float" office:value="755455" calcext:value-type="float">
            <text:p>7554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6619" calcext:value-type="float">
            <text:p>906619</text:p>
          </table:table-cell>
          <table:table-cell office:value-type="float" office:value="734434" calcext:value-type="float">
            <text:p>7344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3658" calcext:value-type="float">
            <text:p>973658</text:p>
          </table:table-cell>
          <table:table-cell office:value-type="float" office:value="713854" calcext:value-type="float">
            <text:p>7138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3576" calcext:value-type="float">
            <text:p>893576</text:p>
          </table:table-cell>
          <table:table-cell office:value-type="float" office:value="794762" calcext:value-type="float">
            <text:p>7947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429" calcext:value-type="float">
            <text:p>1034429</text:p>
          </table:table-cell>
          <table:table-cell office:value-type="float" office:value="859326" calcext:value-type="float">
            <text:p>8593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4320" calcext:value-type="float">
            <text:p>874320</text:p>
          </table:table-cell>
          <table:table-cell office:value-type="float" office:value="1065202" calcext:value-type="float">
            <text:p>10652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2719" calcext:value-type="float">
            <text:p>802719</text:p>
          </table:table-cell>
          <table:table-cell office:value-type="float" office:value="810793" calcext:value-type="float">
            <text:p>8107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173" calcext:value-type="float">
            <text:p>1014173</text:p>
          </table:table-cell>
          <table:table-cell office:value-type="float" office:value="1085573" calcext:value-type="float">
            <text:p>10855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1075" calcext:value-type="float">
            <text:p>931075</text:p>
          </table:table-cell>
          <table:table-cell office:value-type="float" office:value="849341" calcext:value-type="float">
            <text:p>849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800" calcext:value-type="float">
            <text:p>1008800</text:p>
          </table:table-cell>
          <table:table-cell office:value-type="float" office:value="882586" calcext:value-type="float">
            <text:p>882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0448" calcext:value-type="float">
            <text:p>970448</text:p>
          </table:table-cell>
          <table:table-cell office:value-type="float" office:value="916677" calcext:value-type="float">
            <text:p>9166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4219" calcext:value-type="float">
            <text:p>924219</text:p>
          </table:table-cell>
          <table:table-cell office:value-type="float" office:value="859782" calcext:value-type="float">
            <text:p>8597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0304" calcext:value-type="float">
            <text:p>1010304</text:p>
          </table:table-cell>
          <table:table-cell office:value-type="float" office:value="927710" calcext:value-type="float">
            <text:p>9277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2275" calcext:value-type="float">
            <text:p>1072275</text:p>
          </table:table-cell>
          <table:table-cell office:value-type="float" office:value="1022323" calcext:value-type="float">
            <text:p>10223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2605" calcext:value-type="float">
            <text:p>1232605</text:p>
          </table:table-cell>
          <table:table-cell office:value-type="float" office:value="1026867" calcext:value-type="float">
            <text:p>10268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40439" calcext:value-type="float">
            <text:p>540439</text:p>
          </table:table-cell>
          <table:table-cell office:value-type="float" office:value="984660" calcext:value-type="float">
            <text:p>9846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5158" calcext:value-type="float">
            <text:p>625158</text:p>
          </table:table-cell>
          <table:table-cell office:value-type="float" office:value="1121118" calcext:value-type="float">
            <text:p>1121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2671" calcext:value-type="float">
            <text:p>682671</text:p>
          </table:table-cell>
          <table:table-cell office:value-type="float" office:value="1418649" calcext:value-type="float">
            <text:p>14186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6416" calcext:value-type="float">
            <text:p>706416</text:p>
          </table:table-cell>
          <table:table-cell office:value-type="float" office:value="976839" calcext:value-type="float">
            <text:p>9768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0584" calcext:value-type="float">
            <text:p>680584</text:p>
          </table:table-cell>
          <table:table-cell office:value-type="float" office:value="1353744" calcext:value-type="float">
            <text:p>13537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4337" calcext:value-type="float">
            <text:p>984337</text:p>
          </table:table-cell>
          <table:table-cell office:value-type="float" office:value="1566208" calcext:value-type="float">
            <text:p>15662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5482" calcext:value-type="float">
            <text:p>665482</text:p>
          </table:table-cell>
          <table:table-cell office:value-type="float" office:value="1510131" calcext:value-type="float">
            <text:p>15101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5428" calcext:value-type="float">
            <text:p>685428</text:p>
          </table:table-cell>
          <table:table-cell office:value-type="float" office:value="1005745" calcext:value-type="float">
            <text:p>10057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5585" calcext:value-type="float">
            <text:p>725585</text:p>
          </table:table-cell>
          <table:table-cell office:value-type="float" office:value="1135586" calcext:value-type="float">
            <text:p>1135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1761" calcext:value-type="float">
            <text:p>771761</text:p>
          </table:table-cell>
          <table:table-cell office:value-type="float" office:value="1329836" calcext:value-type="float">
            <text:p>13298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6728" calcext:value-type="float">
            <text:p>876728</text:p>
          </table:table-cell>
          <table:table-cell office:value-type="float" office:value="1199124" calcext:value-type="float">
            <text:p>11991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5594" calcext:value-type="float">
            <text:p>1265594</text:p>
          </table:table-cell>
          <table:table-cell office:value-type="float" office:value="1967507" calcext:value-type="float">
            <text:p>19675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8430" calcext:value-type="float">
            <text:p>678430</text:p>
          </table:table-cell>
          <table:table-cell office:value-type="float" office:value="1262241" calcext:value-type="float">
            <text:p>12622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7210" calcext:value-type="float">
            <text:p>737210</text:p>
          </table:table-cell>
          <table:table-cell office:value-type="float" office:value="1091009" calcext:value-type="float">
            <text:p>1091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7046" calcext:value-type="float">
            <text:p>717046</text:p>
          </table:table-cell>
          <table:table-cell office:value-type="float" office:value="1053598" calcext:value-type="float">
            <text:p>10535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1558" calcext:value-type="float">
            <text:p>671558</text:p>
          </table:table-cell>
          <table:table-cell office:value-type="float" office:value="1046460" calcext:value-type="float">
            <text:p>10464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5155" calcext:value-type="float">
            <text:p>1115155</text:p>
          </table:table-cell>
          <table:table-cell office:value-type="float" office:value="1092213" calcext:value-type="float">
            <text:p>10922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4440" calcext:value-type="float">
            <text:p>764440</text:p>
          </table:table-cell>
          <table:table-cell office:value-type="float" office:value="1237439" calcext:value-type="float">
            <text:p>12374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1887" calcext:value-type="float">
            <text:p>791887</text:p>
          </table:table-cell>
          <table:table-cell office:value-type="float" office:value="708983" calcext:value-type="float">
            <text:p>7089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08211" calcext:value-type="float">
            <text:p>1808211</text:p>
          </table:table-cell>
          <table:table-cell office:value-type="float" office:value="912502" calcext:value-type="float">
            <text:p>9125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6379" calcext:value-type="float">
            <text:p>896379</text:p>
          </table:table-cell>
          <table:table-cell office:value-type="float" office:value="739216" calcext:value-type="float">
            <text:p>7392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3212" calcext:value-type="float">
            <text:p>913212</text:p>
          </table:table-cell>
          <table:table-cell office:value-type="float" office:value="833394" calcext:value-type="float">
            <text:p>833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2358" calcext:value-type="float">
            <text:p>802358</text:p>
          </table:table-cell>
          <table:table-cell office:value-type="float" office:value="788564" calcext:value-type="float">
            <text:p>7885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9321" calcext:value-type="float">
            <text:p>879321</text:p>
          </table:table-cell>
          <table:table-cell office:value-type="float" office:value="783369" calcext:value-type="float">
            <text:p>7833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8918" calcext:value-type="float">
            <text:p>998918</text:p>
          </table:table-cell>
          <table:table-cell office:value-type="float" office:value="838915" calcext:value-type="float">
            <text:p>8389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8390" calcext:value-type="float">
            <text:p>818390</text:p>
          </table:table-cell>
          <table:table-cell office:value-type="float" office:value="1009143" calcext:value-type="float">
            <text:p>10091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5833" calcext:value-type="float">
            <text:p>835833</text:p>
          </table:table-cell>
          <table:table-cell office:value-type="float" office:value="909208" calcext:value-type="float">
            <text:p>9092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1576" calcext:value-type="float">
            <text:p>911576</text:p>
          </table:table-cell>
          <table:table-cell office:value-type="float" office:value="849000" calcext:value-type="float">
            <text:p>849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4091" calcext:value-type="float">
            <text:p>1184091</text:p>
          </table:table-cell>
          <table:table-cell office:value-type="float" office:value="917881" calcext:value-type="float">
            <text:p>9178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7595" calcext:value-type="float">
            <text:p>1227595</text:p>
          </table:table-cell>
          <table:table-cell office:value-type="float" office:value="941291" calcext:value-type="float">
            <text:p>9412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8175" calcext:value-type="float">
            <text:p>948175</text:p>
          </table:table-cell>
          <table:table-cell office:value-type="float" office:value="1016173" calcext:value-type="float">
            <text:p>10161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2469" calcext:value-type="float">
            <text:p>842469</text:p>
          </table:table-cell>
          <table:table-cell office:value-type="float" office:value="1024238" calcext:value-type="float">
            <text:p>1024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6480" calcext:value-type="float">
            <text:p>986480</text:p>
          </table:table-cell>
          <table:table-cell office:value-type="float" office:value="1025511" calcext:value-type="float">
            <text:p>10255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9334" calcext:value-type="float">
            <text:p>969334</text:p>
          </table:table-cell>
          <table:table-cell office:value-type="float" office:value="1019163" calcext:value-type="float">
            <text:p>10191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4540" calcext:value-type="float">
            <text:p>1444540</text:p>
          </table:table-cell>
          <table:table-cell office:value-type="float" office:value="989430" calcext:value-type="float">
            <text:p>9894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2363" calcext:value-type="float">
            <text:p>982363</text:p>
          </table:table-cell>
          <table:table-cell office:value-type="float" office:value="992797" calcext:value-type="float">
            <text:p>9927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6421" calcext:value-type="float">
            <text:p>1006421</text:p>
          </table:table-cell>
          <table:table-cell office:value-type="float" office:value="973383" calcext:value-type="float">
            <text:p>9733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4099" calcext:value-type="float">
            <text:p>1184099</text:p>
          </table:table-cell>
          <table:table-cell office:value-type="float" office:value="907286" calcext:value-type="float">
            <text:p>907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1351" calcext:value-type="float">
            <text:p>961351</text:p>
          </table:table-cell>
          <table:table-cell office:value-type="float" office:value="952959" calcext:value-type="float">
            <text:p>9529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7557" calcext:value-type="float">
            <text:p>527557</text:p>
          </table:table-cell>
          <table:table-cell office:value-type="float" office:value="1014202" calcext:value-type="float">
            <text:p>10142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0800" calcext:value-type="float">
            <text:p>560800</text:p>
          </table:table-cell>
          <table:table-cell office:value-type="float" office:value="1042726" calcext:value-type="float">
            <text:p>10427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3985" calcext:value-type="float">
            <text:p>613985</text:p>
          </table:table-cell>
          <table:table-cell office:value-type="float" office:value="1123124" calcext:value-type="float">
            <text:p>11231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2886" calcext:value-type="float">
            <text:p>812886</text:p>
          </table:table-cell>
          <table:table-cell office:value-type="float" office:value="1316476" calcext:value-type="float">
            <text:p>1316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9403" calcext:value-type="float">
            <text:p>999403</text:p>
          </table:table-cell>
          <table:table-cell office:value-type="float" office:value="1082427" calcext:value-type="float">
            <text:p>10824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0331" calcext:value-type="float">
            <text:p>680331</text:p>
          </table:table-cell>
          <table:table-cell office:value-type="float" office:value="1032147" calcext:value-type="float">
            <text:p>10321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2903" calcext:value-type="float">
            <text:p>622903</text:p>
          </table:table-cell>
          <table:table-cell office:value-type="float" office:value="1442012" calcext:value-type="float">
            <text:p>1442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7967" calcext:value-type="float">
            <text:p>627967</text:p>
          </table:table-cell>
          <table:table-cell office:value-type="float" office:value="1031760" calcext:value-type="float">
            <text:p>10317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6197" calcext:value-type="float">
            <text:p>736197</text:p>
          </table:table-cell>
          <table:table-cell office:value-type="float" office:value="1105865" calcext:value-type="float">
            <text:p>11058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008" calcext:value-type="float">
            <text:p>833008</text:p>
          </table:table-cell>
          <table:table-cell office:value-type="float" office:value="1175450" calcext:value-type="float">
            <text:p>11754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2880" calcext:value-type="float">
            <text:p>662880</text:p>
          </table:table-cell>
          <table:table-cell office:value-type="float" office:value="1257591" calcext:value-type="float">
            <text:p>12575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4021" calcext:value-type="float">
            <text:p>1184021</text:p>
          </table:table-cell>
          <table:table-cell office:value-type="float" office:value="856427" calcext:value-type="float">
            <text:p>8564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1589" calcext:value-type="float">
            <text:p>681589</text:p>
          </table:table-cell>
          <table:table-cell office:value-type="float" office:value="711867" calcext:value-type="float">
            <text:p>7118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7493" calcext:value-type="float">
            <text:p>777493</text:p>
          </table:table-cell>
          <table:table-cell office:value-type="float" office:value="750385" calcext:value-type="float">
            <text:p>7503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58237" calcext:value-type="float">
            <text:p>1158237</text:p>
          </table:table-cell>
          <table:table-cell office:value-type="float" office:value="848495" calcext:value-type="float">
            <text:p>8484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8807" calcext:value-type="float">
            <text:p>798807</text:p>
          </table:table-cell>
          <table:table-cell office:value-type="float" office:value="817594" calcext:value-type="float">
            <text:p>8175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8671" calcext:value-type="float">
            <text:p>828671</text:p>
          </table:table-cell>
          <table:table-cell office:value-type="float" office:value="782525" calcext:value-type="float">
            <text:p>7825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26255" calcext:value-type="float">
            <text:p>1326255</text:p>
          </table:table-cell>
          <table:table-cell office:value-type="float" office:value="883818" calcext:value-type="float">
            <text:p>8838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5748" calcext:value-type="float">
            <text:p>755748</text:p>
          </table:table-cell>
          <table:table-cell office:value-type="float" office:value="853244" calcext:value-type="float">
            <text:p>8532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8477" calcext:value-type="float">
            <text:p>878477</text:p>
          </table:table-cell>
          <table:table-cell office:value-type="float" office:value="918829" calcext:value-type="float">
            <text:p>9188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1707" calcext:value-type="float">
            <text:p>991707</text:p>
          </table:table-cell>
          <table:table-cell office:value-type="float" office:value="932525" calcext:value-type="float">
            <text:p>9325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3431" calcext:value-type="float">
            <text:p>873431</text:p>
          </table:table-cell>
          <table:table-cell office:value-type="float" office:value="803833" calcext:value-type="float">
            <text:p>8038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1056" calcext:value-type="float">
            <text:p>881056</text:p>
          </table:table-cell>
          <table:table-cell office:value-type="float" office:value="937022" calcext:value-type="float">
            <text:p>937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2443" calcext:value-type="float">
            <text:p>992443</text:p>
          </table:table-cell>
          <table:table-cell office:value-type="float" office:value="883637" calcext:value-type="float">
            <text:p>8836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4472" calcext:value-type="float">
            <text:p>914472</text:p>
          </table:table-cell>
          <table:table-cell office:value-type="float" office:value="895243" calcext:value-type="float">
            <text:p>8952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0992" calcext:value-type="float">
            <text:p>920992</text:p>
          </table:table-cell>
          <table:table-cell office:value-type="float" office:value="882459" calcext:value-type="float">
            <text:p>8824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7537" calcext:value-type="float">
            <text:p>897537</text:p>
          </table:table-cell>
          <table:table-cell office:value-type="float" office:value="907642" calcext:value-type="float">
            <text:p>9076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683" calcext:value-type="float">
            <text:p>1230683</text:p>
          </table:table-cell>
          <table:table-cell office:value-type="float" office:value="917278" calcext:value-type="float">
            <text:p>9172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6102" calcext:value-type="float">
            <text:p>976102</text:p>
          </table:table-cell>
          <table:table-cell office:value-type="float" office:value="1209554" calcext:value-type="float">
            <text:p>12095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6700" calcext:value-type="float">
            <text:p>956700</text:p>
          </table:table-cell>
          <table:table-cell office:value-type="float" office:value="1030229" calcext:value-type="float">
            <text:p>10302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4508" calcext:value-type="float">
            <text:p>1044508</text:p>
          </table:table-cell>
          <table:table-cell office:value-type="float" office:value="1231586" calcext:value-type="float">
            <text:p>1231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8228" calcext:value-type="float">
            <text:p>898228</text:p>
          </table:table-cell>
          <table:table-cell office:value-type="float" office:value="897123" calcext:value-type="float">
            <text:p>8971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00055" calcext:value-type="float">
            <text:p>1200055</text:p>
          </table:table-cell>
          <table:table-cell office:value-type="float" office:value="1106842" calcext:value-type="float">
            <text:p>11068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4743" calcext:value-type="float">
            <text:p>984743</text:p>
          </table:table-cell>
          <table:table-cell office:value-type="float" office:value="2080314" calcext:value-type="float">
            <text:p>20803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62852" calcext:value-type="float">
            <text:p>1662852</text:p>
          </table:table-cell>
          <table:table-cell office:value-type="float" office:value="967208" calcext:value-type="float">
            <text:p>9672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2458" calcext:value-type="float">
            <text:p>572458</text:p>
          </table:table-cell>
          <table:table-cell office:value-type="float" office:value="1495516" calcext:value-type="float">
            <text:p>14955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6715" calcext:value-type="float">
            <text:p>576715</text:p>
          </table:table-cell>
          <table:table-cell office:value-type="float" office:value="1009415" calcext:value-type="float">
            <text:p>10094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6477" calcext:value-type="float">
            <text:p>566477</text:p>
          </table:table-cell>
          <table:table-cell office:value-type="float" office:value="1067731" calcext:value-type="float">
            <text:p>10677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9066" calcext:value-type="float">
            <text:p>709066</text:p>
          </table:table-cell>
          <table:table-cell office:value-type="float" office:value="1513789" calcext:value-type="float">
            <text:p>15137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0276" calcext:value-type="float">
            <text:p>640276</text:p>
          </table:table-cell>
          <table:table-cell office:value-type="float" office:value="1565975" calcext:value-type="float">
            <text:p>15659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7008" calcext:value-type="float">
            <text:p>657008</text:p>
          </table:table-cell>
          <table:table-cell office:value-type="float" office:value="1035816" calcext:value-type="float">
            <text:p>10358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0687" calcext:value-type="float">
            <text:p>650687</text:p>
          </table:table-cell>
          <table:table-cell office:value-type="float" office:value="1051734" calcext:value-type="float">
            <text:p>10517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8143" calcext:value-type="float">
            <text:p>678143</text:p>
          </table:table-cell>
          <table:table-cell office:value-type="float" office:value="1172921" calcext:value-type="float">
            <text:p>11729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9017" calcext:value-type="float">
            <text:p>649017</text:p>
          </table:table-cell>
          <table:table-cell office:value-type="float" office:value="2321985" calcext:value-type="float">
            <text:p>23219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4544" calcext:value-type="float">
            <text:p>794544</text:p>
          </table:table-cell>
          <table:table-cell office:value-type="float" office:value="1237274" calcext:value-type="float">
            <text:p>12372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5803" calcext:value-type="float">
            <text:p>675803</text:p>
          </table:table-cell>
          <table:table-cell office:value-type="float" office:value="876545" calcext:value-type="float">
            <text:p>8765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6155" calcext:value-type="float">
            <text:p>726155</text:p>
          </table:table-cell>
          <table:table-cell office:value-type="float" office:value="935496" calcext:value-type="float">
            <text:p>9354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1658" calcext:value-type="float">
            <text:p>811658</text:p>
          </table:table-cell>
          <table:table-cell office:value-type="float" office:value="913342" calcext:value-type="float">
            <text:p>9133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750" calcext:value-type="float">
            <text:p>1036750</text:p>
          </table:table-cell>
          <table:table-cell office:value-type="float" office:value="832042" calcext:value-type="float">
            <text:p>832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6373" calcext:value-type="float">
            <text:p>896373</text:p>
          </table:table-cell>
          <table:table-cell office:value-type="float" office:value="739187" calcext:value-type="float">
            <text:p>7391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7607" calcext:value-type="float">
            <text:p>777607</text:p>
          </table:table-cell>
          <table:table-cell office:value-type="float" office:value="815574" calcext:value-type="float">
            <text:p>8155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4731" calcext:value-type="float">
            <text:p>784731</text:p>
          </table:table-cell>
          <table:table-cell office:value-type="float" office:value="723585" calcext:value-type="float">
            <text:p>7235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4053" calcext:value-type="float">
            <text:p>964053</text:p>
          </table:table-cell>
          <table:table-cell office:value-type="float" office:value="826640" calcext:value-type="float">
            <text:p>8266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8162" calcext:value-type="float">
            <text:p>748162</text:p>
          </table:table-cell>
          <table:table-cell office:value-type="float" office:value="984036" calcext:value-type="float">
            <text:p>984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3497" calcext:value-type="float">
            <text:p>933497</text:p>
          </table:table-cell>
          <table:table-cell office:value-type="float" office:value="776099" calcext:value-type="float">
            <text:p>7760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0068" calcext:value-type="float">
            <text:p>790068</text:p>
          </table:table-cell>
          <table:table-cell office:value-type="float" office:value="1085342" calcext:value-type="float">
            <text:p>10853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9132" calcext:value-type="float">
            <text:p>889132</text:p>
          </table:table-cell>
          <table:table-cell office:value-type="float" office:value="897874" calcext:value-type="float">
            <text:p>8978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3902" calcext:value-type="float">
            <text:p>863902</text:p>
          </table:table-cell>
          <table:table-cell office:value-type="float" office:value="843609" calcext:value-type="float">
            <text:p>8436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58114" calcext:value-type="float">
            <text:p>1158114</text:p>
          </table:table-cell>
          <table:table-cell office:value-type="float" office:value="870063" calcext:value-type="float">
            <text:p>8700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0247" calcext:value-type="float">
            <text:p>880247</text:p>
          </table:table-cell>
          <table:table-cell office:value-type="float" office:value="923510" calcext:value-type="float">
            <text:p>9235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4586" calcext:value-type="float">
            <text:p>884586</text:p>
          </table:table-cell>
          <table:table-cell office:value-type="float" office:value="864867" calcext:value-type="float">
            <text:p>8648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7081" calcext:value-type="float">
            <text:p>947081</text:p>
          </table:table-cell>
          <table:table-cell office:value-type="float" office:value="856018" calcext:value-type="float">
            <text:p>856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9086" calcext:value-type="float">
            <text:p>969086</text:p>
          </table:table-cell>
          <table:table-cell office:value-type="float" office:value="930999" calcext:value-type="float">
            <text:p>930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089" calcext:value-type="float">
            <text:p>1029089</text:p>
          </table:table-cell>
          <table:table-cell office:value-type="float" office:value="1188970" calcext:value-type="float">
            <text:p>11889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9041" calcext:value-type="float">
            <text:p>979041</text:p>
          </table:table-cell>
          <table:table-cell office:value-type="float" office:value="1176473" calcext:value-type="float">
            <text:p>11764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4190" calcext:value-type="float">
            <text:p>994190</text:p>
          </table:table-cell>
          <table:table-cell office:value-type="float" office:value="1124743" calcext:value-type="float">
            <text:p>11247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1660" calcext:value-type="float">
            <text:p>991660</text:p>
          </table:table-cell>
          <table:table-cell office:value-type="float" office:value="1020610" calcext:value-type="float">
            <text:p>10206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5271" calcext:value-type="float">
            <text:p>985271</text:p>
          </table:table-cell>
          <table:table-cell office:value-type="float" office:value="1126115" calcext:value-type="float">
            <text:p>11261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2570" calcext:value-type="float">
            <text:p>902570</text:p>
          </table:table-cell>
          <table:table-cell office:value-type="float" office:value="1057512" calcext:value-type="float">
            <text:p>10575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8724" calcext:value-type="float">
            <text:p>978724</text:p>
          </table:table-cell>
          <table:table-cell office:value-type="float" office:value="1046102" calcext:value-type="float">
            <text:p>10461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9703" calcext:value-type="float">
            <text:p>919703</text:p>
          </table:table-cell>
          <table:table-cell office:value-type="float" office:value="1183315" calcext:value-type="float">
            <text:p>11833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95960" calcext:value-type="float">
            <text:p>1095960</text:p>
          </table:table-cell>
          <table:table-cell office:value-type="float" office:value="1444382" calcext:value-type="float">
            <text:p>1444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5469" calcext:value-type="float">
            <text:p>525469</text:p>
          </table:table-cell>
          <table:table-cell office:value-type="float" office:value="1193874" calcext:value-type="float">
            <text:p>11938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2387" calcext:value-type="float">
            <text:p>612387</text:p>
          </table:table-cell>
          <table:table-cell office:value-type="float" office:value="1083170" calcext:value-type="float">
            <text:p>10831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6399" calcext:value-type="float">
            <text:p>686399</text:p>
          </table:table-cell>
          <table:table-cell office:value-type="float" office:value="998930" calcext:value-type="float">
            <text:p>998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9631" calcext:value-type="float">
            <text:p>819631</text:p>
          </table:table-cell>
          <table:table-cell office:value-type="float" office:value="1155535" calcext:value-type="float">
            <text:p>11555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4099" calcext:value-type="float">
            <text:p>584099</text:p>
          </table:table-cell>
          <table:table-cell office:value-type="float" office:value="1106446" calcext:value-type="float">
            <text:p>1106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3730" calcext:value-type="float">
            <text:p>733730</text:p>
          </table:table-cell>
          <table:table-cell office:value-type="float" office:value="1255784" calcext:value-type="float">
            <text:p>12557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2042" calcext:value-type="float">
            <text:p>792042</text:p>
          </table:table-cell>
          <table:table-cell office:value-type="float" office:value="1272824" calcext:value-type="float">
            <text:p>12728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9953" calcext:value-type="float">
            <text:p>689953</text:p>
          </table:table-cell>
          <table:table-cell office:value-type="float" office:value="1149803" calcext:value-type="float">
            <text:p>11498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8833" calcext:value-type="float">
            <text:p>758833</text:p>
          </table:table-cell>
          <table:table-cell office:value-type="float" office:value="1320875" calcext:value-type="float">
            <text:p>13208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9465" calcext:value-type="float">
            <text:p>749465</text:p>
          </table:table-cell>
          <table:table-cell office:value-type="float" office:value="1110788" calcext:value-type="float">
            <text:p>11107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6957" calcext:value-type="float">
            <text:p>706957</text:p>
          </table:table-cell>
          <table:table-cell office:value-type="float" office:value="724147" calcext:value-type="float">
            <text:p>7241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5511" calcext:value-type="float">
            <text:p>1525511</text:p>
          </table:table-cell>
          <table:table-cell office:value-type="float" office:value="797418" calcext:value-type="float">
            <text:p>7974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3829" calcext:value-type="float">
            <text:p>963829</text:p>
          </table:table-cell>
          <table:table-cell office:value-type="float" office:value="847145" calcext:value-type="float">
            <text:p>8471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2066" calcext:value-type="float">
            <text:p>952066</text:p>
          </table:table-cell>
          <table:table-cell office:value-type="float" office:value="828679" calcext:value-type="float">
            <text:p>8286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4961" calcext:value-type="float">
            <text:p>704961</text:p>
          </table:table-cell>
          <table:table-cell office:value-type="float" office:value="701538" calcext:value-type="float">
            <text:p>7015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83171" calcext:value-type="float">
            <text:p>1583171</text:p>
          </table:table-cell>
          <table:table-cell office:value-type="float" office:value="824655" calcext:value-type="float">
            <text:p>8246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6644" calcext:value-type="float">
            <text:p>836644</text:p>
          </table:table-cell>
          <table:table-cell office:value-type="float" office:value="924825" calcext:value-type="float">
            <text:p>9248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7123" calcext:value-type="float">
            <text:p>797123</text:p>
          </table:table-cell>
          <table:table-cell office:value-type="float" office:value="824949" calcext:value-type="float">
            <text:p>824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1322" calcext:value-type="float">
            <text:p>811322</text:p>
          </table:table-cell>
          <table:table-cell office:value-type="float" office:value="905402" calcext:value-type="float">
            <text:p>9054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4414" calcext:value-type="float">
            <text:p>844414</text:p>
          </table:table-cell>
          <table:table-cell office:value-type="float" office:value="876513" calcext:value-type="float">
            <text:p>8765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6037" calcext:value-type="float">
            <text:p>896037</text:p>
          </table:table-cell>
          <table:table-cell office:value-type="float" office:value="1002192" calcext:value-type="float">
            <text:p>10021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7825" calcext:value-type="float">
            <text:p>927825</text:p>
          </table:table-cell>
          <table:table-cell office:value-type="float" office:value="870895" calcext:value-type="float">
            <text:p>8708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8337" calcext:value-type="float">
            <text:p>1088337</text:p>
          </table:table-cell>
          <table:table-cell office:value-type="float" office:value="896359" calcext:value-type="float">
            <text:p>896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6542" calcext:value-type="float">
            <text:p>946542</text:p>
          </table:table-cell>
          <table:table-cell office:value-type="float" office:value="914387" calcext:value-type="float">
            <text:p>9143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8344" calcext:value-type="float">
            <text:p>928344</text:p>
          </table:table-cell>
          <table:table-cell office:value-type="float" office:value="948412" calcext:value-type="float">
            <text:p>948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5224" calcext:value-type="float">
            <text:p>1085224</text:p>
          </table:table-cell>
          <table:table-cell office:value-type="float" office:value="1032211" calcext:value-type="float">
            <text:p>10322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9649" calcext:value-type="float">
            <text:p>879649</text:p>
          </table:table-cell>
          <table:table-cell office:value-type="float" office:value="974556" calcext:value-type="float">
            <text:p>9745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8404" calcext:value-type="float">
            <text:p>998404</text:p>
          </table:table-cell>
          <table:table-cell office:value-type="float" office:value="966412" calcext:value-type="float">
            <text:p>966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5024" calcext:value-type="float">
            <text:p>945024</text:p>
          </table:table-cell>
          <table:table-cell office:value-type="float" office:value="1028329" calcext:value-type="float">
            <text:p>10283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83034" calcext:value-type="float">
            <text:p>1883034</text:p>
          </table:table-cell>
          <table:table-cell office:value-type="float" office:value="1039026" calcext:value-type="float">
            <text:p>1039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8686" calcext:value-type="float">
            <text:p>1038686</text:p>
          </table:table-cell>
          <table:table-cell office:value-type="float" office:value="1035840" calcext:value-type="float">
            <text:p>10358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2816" calcext:value-type="float">
            <text:p>912816</text:p>
          </table:table-cell>
          <table:table-cell office:value-type="float" office:value="1032825" calcext:value-type="float">
            <text:p>10328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5223" calcext:value-type="float">
            <text:p>965223</text:p>
          </table:table-cell>
          <table:table-cell office:value-type="float" office:value="1044032" calcext:value-type="float">
            <text:p>1044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4070" calcext:value-type="float">
            <text:p>1104070</text:p>
          </table:table-cell>
          <table:table-cell office:value-type="float" office:value="1106634" calcext:value-type="float">
            <text:p>11066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7267" calcext:value-type="float">
            <text:p>987267</text:p>
          </table:table-cell>
          <table:table-cell office:value-type="float" office:value="1116367" calcext:value-type="float">
            <text:p>1116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8850" calcext:value-type="float">
            <text:p>1388850</text:p>
          </table:table-cell>
          <table:table-cell office:value-type="float" office:value="1110057" calcext:value-type="float">
            <text:p>11100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0494" calcext:value-type="float">
            <text:p>990494</text:p>
          </table:table-cell>
          <table:table-cell office:value-type="float" office:value="1007262" calcext:value-type="float">
            <text:p>10072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473" calcext:value-type="float">
            <text:p>1023473</text:p>
          </table:table-cell>
          <table:table-cell office:value-type="float" office:value="986071" calcext:value-type="float">
            <text:p>9860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2151" calcext:value-type="float">
            <text:p>632151</text:p>
          </table:table-cell>
          <table:table-cell office:value-type="float" office:value="1263189" calcext:value-type="float">
            <text:p>12631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5440" calcext:value-type="float">
            <text:p>575440</text:p>
          </table:table-cell>
          <table:table-cell office:value-type="float" office:value="1313868" calcext:value-type="float">
            <text:p>13138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5358" calcext:value-type="float">
            <text:p>605358</text:p>
          </table:table-cell>
          <table:table-cell office:value-type="float" office:value="1200684" calcext:value-type="float">
            <text:p>12006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5405" calcext:value-type="float">
            <text:p>685405</text:p>
          </table:table-cell>
          <table:table-cell office:value-type="float" office:value="1501750" calcext:value-type="float">
            <text:p>15017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1934" calcext:value-type="float">
            <text:p>671934</text:p>
          </table:table-cell>
          <table:table-cell office:value-type="float" office:value="1287940" calcext:value-type="float">
            <text:p>12879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8982" calcext:value-type="float">
            <text:p>578982</text:p>
          </table:table-cell>
          <table:table-cell office:value-type="float" office:value="1278324" calcext:value-type="float">
            <text:p>1278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27" calcext:value-type="float">
            <text:p>608027</text:p>
          </table:table-cell>
          <table:table-cell office:value-type="float" office:value="716409" calcext:value-type="float">
            <text:p>7164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8299" calcext:value-type="float">
            <text:p>728299</text:p>
          </table:table-cell>
          <table:table-cell office:value-type="float" office:value="808575" calcext:value-type="float">
            <text:p>8085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0751" calcext:value-type="float">
            <text:p>730751</text:p>
          </table:table-cell>
          <table:table-cell office:value-type="float" office:value="783957" calcext:value-type="float">
            <text:p>7839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9140" calcext:value-type="float">
            <text:p>759140</text:p>
          </table:table-cell>
          <table:table-cell office:value-type="float" office:value="834107" calcext:value-type="float">
            <text:p>8341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8508" calcext:value-type="float">
            <text:p>758508</text:p>
          </table:table-cell>
          <table:table-cell office:value-type="float" office:value="823095" calcext:value-type="float">
            <text:p>8230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5684" calcext:value-type="float">
            <text:p>835684</text:p>
          </table:table-cell>
          <table:table-cell office:value-type="float" office:value="757051" calcext:value-type="float">
            <text:p>7570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7949" calcext:value-type="float">
            <text:p>977949</text:p>
          </table:table-cell>
          <table:table-cell office:value-type="float" office:value="747416" calcext:value-type="float">
            <text:p>747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7683" calcext:value-type="float">
            <text:p>787683</text:p>
          </table:table-cell>
          <table:table-cell office:value-type="float" office:value="828731" calcext:value-type="float">
            <text:p>8287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7906" calcext:value-type="float">
            <text:p>787906</text:p>
          </table:table-cell>
          <table:table-cell office:value-type="float" office:value="782070" calcext:value-type="float">
            <text:p>7820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4052" calcext:value-type="float">
            <text:p>744052</text:p>
          </table:table-cell>
          <table:table-cell office:value-type="float" office:value="866136" calcext:value-type="float">
            <text:p>8661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9497" calcext:value-type="float">
            <text:p>969497</text:p>
          </table:table-cell>
          <table:table-cell office:value-type="float" office:value="842703" calcext:value-type="float">
            <text:p>8427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6894" calcext:value-type="float">
            <text:p>806894</text:p>
          </table:table-cell>
          <table:table-cell office:value-type="float" office:value="884033" calcext:value-type="float">
            <text:p>884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3303" calcext:value-type="float">
            <text:p>813303</text:p>
          </table:table-cell>
          <table:table-cell office:value-type="float" office:value="822488" calcext:value-type="float">
            <text:p>8224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7872" calcext:value-type="float">
            <text:p>807872</text:p>
          </table:table-cell>
          <table:table-cell office:value-type="float" office:value="1394236" calcext:value-type="float">
            <text:p>13942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1753" calcext:value-type="float">
            <text:p>841753</text:p>
          </table:table-cell>
          <table:table-cell office:value-type="float" office:value="1632966" calcext:value-type="float">
            <text:p>16329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5381" calcext:value-type="float">
            <text:p>835381</text:p>
          </table:table-cell>
          <table:table-cell office:value-type="float" office:value="1890085" calcext:value-type="float">
            <text:p>18900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1814" calcext:value-type="float">
            <text:p>1441814</text:p>
          </table:table-cell>
          <table:table-cell office:value-type="float" office:value="870654" calcext:value-type="float">
            <text:p>8706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7432" calcext:value-type="float">
            <text:p>937432</text:p>
          </table:table-cell>
          <table:table-cell office:value-type="float" office:value="920008" calcext:value-type="float">
            <text:p>92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8133" calcext:value-type="float">
            <text:p>838133</text:p>
          </table:table-cell>
          <table:table-cell office:value-type="float" office:value="1304549" calcext:value-type="float">
            <text:p>13045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9387" calcext:value-type="float">
            <text:p>829387</text:p>
          </table:table-cell>
          <table:table-cell office:value-type="float" office:value="1800185" calcext:value-type="float">
            <text:p>18001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2774" calcext:value-type="float">
            <text:p>1012774</text:p>
          </table:table-cell>
          <table:table-cell office:value-type="float" office:value="919959" calcext:value-type="float">
            <text:p>9199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7819" calcext:value-type="float">
            <text:p>987819</text:p>
          </table:table-cell>
          <table:table-cell office:value-type="float" office:value="1023620" calcext:value-type="float">
            <text:p>10236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9257" calcext:value-type="float">
            <text:p>999257</text:p>
          </table:table-cell>
          <table:table-cell office:value-type="float" office:value="1449941" calcext:value-type="float">
            <text:p>14499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5219" calcext:value-type="float">
            <text:p>935219</text:p>
          </table:table-cell>
          <table:table-cell office:value-type="float" office:value="1008167" calcext:value-type="float">
            <text:p>1008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79206" calcext:value-type="float">
            <text:p>2779206</text:p>
          </table:table-cell>
          <table:table-cell office:value-type="float" office:value="1058900" calcext:value-type="float">
            <text:p>1058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61264" calcext:value-type="float">
            <text:p>1361264</text:p>
          </table:table-cell>
          <table:table-cell office:value-type="float" office:value="968601" calcext:value-type="float">
            <text:p>9686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17811" calcext:value-type="float">
            <text:p>2017811</text:p>
          </table:table-cell>
          <table:table-cell office:value-type="float" office:value="986778" calcext:value-type="float">
            <text:p>9867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0010" calcext:value-type="float">
            <text:p>980010</text:p>
          </table:table-cell>
          <table:table-cell office:value-type="float" office:value="1013138" calcext:value-type="float">
            <text:p>10131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4624" calcext:value-type="float">
            <text:p>974624</text:p>
          </table:table-cell>
          <table:table-cell office:value-type="float" office:value="1079894" calcext:value-type="float">
            <text:p>10798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8317" calcext:value-type="float">
            <text:p>1068317</text:p>
          </table:table-cell>
          <table:table-cell office:value-type="float" office:value="1117485" calcext:value-type="float">
            <text:p>11174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7091" calcext:value-type="float">
            <text:p>507091</text:p>
          </table:table-cell>
          <table:table-cell office:value-type="float" office:value="1196221" calcext:value-type="float">
            <text:p>11962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4497" calcext:value-type="float">
            <text:p>534497</text:p>
          </table:table-cell>
          <table:table-cell office:value-type="float" office:value="1102504" calcext:value-type="float">
            <text:p>11025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9949" calcext:value-type="float">
            <text:p>539949</text:p>
          </table:table-cell>
          <table:table-cell office:value-type="float" office:value="1302668" calcext:value-type="float">
            <text:p>13026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6106" calcext:value-type="float">
            <text:p>766106</text:p>
          </table:table-cell>
          <table:table-cell office:value-type="float" office:value="753489" calcext:value-type="float">
            <text:p>753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5710" calcext:value-type="float">
            <text:p>675710</text:p>
          </table:table-cell>
          <table:table-cell office:value-type="float" office:value="762397" calcext:value-type="float">
            <text:p>7623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8869" calcext:value-type="float">
            <text:p>668869</text:p>
          </table:table-cell>
          <table:table-cell office:value-type="float" office:value="696998" calcext:value-type="float">
            <text:p>6969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7640" calcext:value-type="float">
            <text:p>927640</text:p>
          </table:table-cell>
          <table:table-cell office:value-type="float" office:value="769079" calcext:value-type="float">
            <text:p>7690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3466" calcext:value-type="float">
            <text:p>743466</text:p>
          </table:table-cell>
          <table:table-cell office:value-type="float" office:value="777615" calcext:value-type="float">
            <text:p>7776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2683" calcext:value-type="float">
            <text:p>662683</text:p>
          </table:table-cell>
          <table:table-cell office:value-type="float" office:value="705913" calcext:value-type="float">
            <text:p>7059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7501" calcext:value-type="float">
            <text:p>637501</text:p>
          </table:table-cell>
          <table:table-cell office:value-type="float" office:value="794189" calcext:value-type="float">
            <text:p>7941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7713" calcext:value-type="float">
            <text:p>857713</text:p>
          </table:table-cell>
          <table:table-cell office:value-type="float" office:value="751985" calcext:value-type="float">
            <text:p>7519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1964" calcext:value-type="float">
            <text:p>821964</text:p>
          </table:table-cell>
          <table:table-cell office:value-type="float" office:value="827109" calcext:value-type="float">
            <text:p>8271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0015" calcext:value-type="float">
            <text:p>820015</text:p>
          </table:table-cell>
          <table:table-cell office:value-type="float" office:value="802309" calcext:value-type="float">
            <text:p>8023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6917" calcext:value-type="float">
            <text:p>816917</text:p>
          </table:table-cell>
          <table:table-cell office:value-type="float" office:value="803325" calcext:value-type="float">
            <text:p>8033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3033" calcext:value-type="float">
            <text:p>783033</text:p>
          </table:table-cell>
          <table:table-cell office:value-type="float" office:value="880213" calcext:value-type="float">
            <text:p>8802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9878" calcext:value-type="float">
            <text:p>1269878</text:p>
          </table:table-cell>
          <table:table-cell office:value-type="float" office:value="869756" calcext:value-type="float">
            <text:p>8697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2335" calcext:value-type="float">
            <text:p>912335</text:p>
          </table:table-cell>
          <table:table-cell office:value-type="float" office:value="1134670" calcext:value-type="float">
            <text:p>11346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0276" calcext:value-type="float">
            <text:p>750276</text:p>
          </table:table-cell>
          <table:table-cell office:value-type="float" office:value="889587" calcext:value-type="float">
            <text:p>8895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9104" calcext:value-type="float">
            <text:p>759104</text:p>
          </table:table-cell>
          <table:table-cell office:value-type="float" office:value="949438" calcext:value-type="float">
            <text:p>949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2854" calcext:value-type="float">
            <text:p>812854</text:p>
          </table:table-cell>
          <table:table-cell office:value-type="float" office:value="927288" calcext:value-type="float">
            <text:p>9272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7667" calcext:value-type="float">
            <text:p>837667</text:p>
          </table:table-cell>
          <table:table-cell office:value-type="float" office:value="1013724" calcext:value-type="float">
            <text:p>1013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5880" calcext:value-type="float">
            <text:p>1105880</text:p>
          </table:table-cell>
          <table:table-cell office:value-type="float" office:value="1113183" calcext:value-type="float">
            <text:p>11131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6014" calcext:value-type="float">
            <text:p>1066014</text:p>
          </table:table-cell>
          <table:table-cell office:value-type="float" office:value="919938" calcext:value-type="float">
            <text:p>9199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0335" calcext:value-type="float">
            <text:p>970335</text:p>
          </table:table-cell>
          <table:table-cell office:value-type="float" office:value="1114671" calcext:value-type="float">
            <text:p>11146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8119" calcext:value-type="float">
            <text:p>1228119</text:p>
          </table:table-cell>
          <table:table-cell office:value-type="float" office:value="1076742" calcext:value-type="float">
            <text:p>10767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0846" calcext:value-type="float">
            <text:p>1120846</text:p>
          </table:table-cell>
          <table:table-cell office:value-type="float" office:value="1327264" calcext:value-type="float">
            <text:p>13272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6477" calcext:value-type="float">
            <text:p>886477</text:p>
          </table:table-cell>
          <table:table-cell office:value-type="float" office:value="1049643" calcext:value-type="float">
            <text:p>10496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1110" calcext:value-type="float">
            <text:p>1111110</text:p>
          </table:table-cell>
          <table:table-cell office:value-type="float" office:value="1102101" calcext:value-type="float">
            <text:p>11021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7206" calcext:value-type="float">
            <text:p>877206</text:p>
          </table:table-cell>
          <table:table-cell office:value-type="float" office:value="1234803" calcext:value-type="float">
            <text:p>12348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7217" calcext:value-type="float">
            <text:p>947217</text:p>
          </table:table-cell>
          <table:table-cell office:value-type="float" office:value="1060590" calcext:value-type="float">
            <text:p>10605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3069" calcext:value-type="float">
            <text:p>1003069</text:p>
          </table:table-cell>
          <table:table-cell office:value-type="float" office:value="1124676" calcext:value-type="float">
            <text:p>11246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3455" calcext:value-type="float">
            <text:p>963455</text:p>
          </table:table-cell>
          <table:table-cell office:value-type="float" office:value="1069617" calcext:value-type="float">
            <text:p>10696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5318" calcext:value-type="float">
            <text:p>1115318</text:p>
          </table:table-cell>
          <table:table-cell office:value-type="float" office:value="1132224" calcext:value-type="float">
            <text:p>11322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9954" calcext:value-type="float">
            <text:p>959954</text:p>
          </table:table-cell>
          <table:table-cell office:value-type="float" office:value="1169069" calcext:value-type="float">
            <text:p>11690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7399" calcext:value-type="float">
            <text:p>1007399</text:p>
          </table:table-cell>
          <table:table-cell office:value-type="float" office:value="1145997" calcext:value-type="float">
            <text:p>11459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5829" calcext:value-type="float">
            <text:p>935829</text:p>
          </table:table-cell>
          <table:table-cell office:value-type="float" office:value="1141950" calcext:value-type="float">
            <text:p>11419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3186" calcext:value-type="float">
            <text:p>1233186</text:p>
          </table:table-cell>
          <table:table-cell office:value-type="float" office:value="1213962" calcext:value-type="float">
            <text:p>1213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9267" calcext:value-type="float">
            <text:p>989267</text:p>
          </table:table-cell>
          <table:table-cell office:value-type="float" office:value="1433081" calcext:value-type="float">
            <text:p>14330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6641" calcext:value-type="float">
            <text:p>586641</text:p>
          </table:table-cell>
          <table:table-cell office:value-type="float" office:value="1473137" calcext:value-type="float">
            <text:p>14731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9505" calcext:value-type="float">
            <text:p>579505</text:p>
          </table:table-cell>
          <table:table-cell office:value-type="float" office:value="1215886" calcext:value-type="float">
            <text:p>12158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0451" calcext:value-type="float">
            <text:p>560451</text:p>
          </table:table-cell>
          <table:table-cell office:value-type="float" office:value="1344262" calcext:value-type="float">
            <text:p>13442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0138" calcext:value-type="float">
            <text:p>650138</text:p>
          </table:table-cell>
          <table:table-cell office:value-type="float" office:value="1043801" calcext:value-type="float">
            <text:p>10438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2616" calcext:value-type="float">
            <text:p>702616</text:p>
          </table:table-cell>
          <table:table-cell office:value-type="float" office:value="1353273" calcext:value-type="float">
            <text:p>13532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2856" calcext:value-type="float">
            <text:p>822856</text:p>
          </table:table-cell>
          <table:table-cell office:value-type="float" office:value="835075" calcext:value-type="float">
            <text:p>8350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1372" calcext:value-type="float">
            <text:p>681372</text:p>
          </table:table-cell>
          <table:table-cell office:value-type="float" office:value="743741" calcext:value-type="float">
            <text:p>7437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4154" calcext:value-type="float">
            <text:p>694154</text:p>
          </table:table-cell>
          <table:table-cell office:value-type="float" office:value="862655" calcext:value-type="float">
            <text:p>8626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2047" calcext:value-type="float">
            <text:p>752047</text:p>
          </table:table-cell>
          <table:table-cell office:value-type="float" office:value="1118855" calcext:value-type="float">
            <text:p>11188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3639" calcext:value-type="float">
            <text:p>893639</text:p>
          </table:table-cell>
          <table:table-cell office:value-type="float" office:value="767569" calcext:value-type="float">
            <text:p>7675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5865" calcext:value-type="float">
            <text:p>735865</text:p>
          </table:table-cell>
          <table:table-cell office:value-type="float" office:value="988201" calcext:value-type="float">
            <text:p>9882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4988" calcext:value-type="float">
            <text:p>894988</text:p>
          </table:table-cell>
          <table:table-cell office:value-type="float" office:value="1207204" calcext:value-type="float">
            <text:p>12072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3756" calcext:value-type="float">
            <text:p>793756</text:p>
          </table:table-cell>
          <table:table-cell office:value-type="float" office:value="827330" calcext:value-type="float">
            <text:p>8273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1236" calcext:value-type="float">
            <text:p>821236</text:p>
          </table:table-cell>
          <table:table-cell office:value-type="float" office:value="842066" calcext:value-type="float">
            <text:p>842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1031" calcext:value-type="float">
            <text:p>711031</text:p>
          </table:table-cell>
          <table:table-cell office:value-type="float" office:value="1145121" calcext:value-type="float">
            <text:p>11451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4148" calcext:value-type="float">
            <text:p>784148</text:p>
          </table:table-cell>
          <table:table-cell office:value-type="float" office:value="1175168" calcext:value-type="float">
            <text:p>11751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3358" calcext:value-type="float">
            <text:p>853358</text:p>
          </table:table-cell>
          <table:table-cell office:value-type="float" office:value="1080300" calcext:value-type="float">
            <text:p>1080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1482" calcext:value-type="float">
            <text:p>871482</text:p>
          </table:table-cell>
          <table:table-cell office:value-type="float" office:value="1026822" calcext:value-type="float">
            <text:p>10268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239" calcext:value-type="float">
            <text:p>1030239</text:p>
          </table:table-cell>
          <table:table-cell office:value-type="float" office:value="1067245" calcext:value-type="float">
            <text:p>1067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5172" calcext:value-type="float">
            <text:p>1235172</text:p>
          </table:table-cell>
          <table:table-cell office:value-type="float" office:value="1007918" calcext:value-type="float">
            <text:p>10079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4238" calcext:value-type="float">
            <text:p>824238</text:p>
          </table:table-cell>
          <table:table-cell office:value-type="float" office:value="1001880" calcext:value-type="float">
            <text:p>10018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4378" calcext:value-type="float">
            <text:p>884378</text:p>
          </table:table-cell>
          <table:table-cell office:value-type="float" office:value="1083765" calcext:value-type="float">
            <text:p>10837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2211" calcext:value-type="float">
            <text:p>962211</text:p>
          </table:table-cell>
          <table:table-cell office:value-type="float" office:value="1143189" calcext:value-type="float">
            <text:p>11431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6551" calcext:value-type="float">
            <text:p>976551</text:p>
          </table:table-cell>
          <table:table-cell office:value-type="float" office:value="1203312" calcext:value-type="float">
            <text:p>12033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9082" calcext:value-type="float">
            <text:p>829082</text:p>
          </table:table-cell>
          <table:table-cell office:value-type="float" office:value="1175285" calcext:value-type="float">
            <text:p>11752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1344" calcext:value-type="float">
            <text:p>821344</text:p>
          </table:table-cell>
          <table:table-cell office:value-type="float" office:value="1069345" calcext:value-type="float">
            <text:p>10693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2161" calcext:value-type="float">
            <text:p>1012161</text:p>
          </table:table-cell>
          <table:table-cell office:value-type="float" office:value="1069368" calcext:value-type="float">
            <text:p>10693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9084" calcext:value-type="float">
            <text:p>1039084</text:p>
          </table:table-cell>
          <table:table-cell office:value-type="float" office:value="1168338" calcext:value-type="float">
            <text:p>1168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94533" calcext:value-type="float">
            <text:p>1094533</text:p>
          </table:table-cell>
          <table:table-cell office:value-type="float" office:value="991148" calcext:value-type="float">
            <text:p>9911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75287" calcext:value-type="float">
            <text:p>1175287</text:p>
          </table:table-cell>
          <table:table-cell office:value-type="float" office:value="1324751" calcext:value-type="float">
            <text:p>13247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5769" calcext:value-type="float">
            <text:p>1225769</text:p>
          </table:table-cell>
          <table:table-cell office:value-type="float" office:value="993529" calcext:value-type="float">
            <text:p>9935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79810" calcext:value-type="float">
            <text:p>1779810</text:p>
          </table:table-cell>
          <table:table-cell office:value-type="float" office:value="1147441" calcext:value-type="float">
            <text:p>11474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4337" calcext:value-type="float">
            <text:p>1064337</text:p>
          </table:table-cell>
          <table:table-cell office:value-type="float" office:value="1314352" calcext:value-type="float">
            <text:p>1314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218" calcext:value-type="float">
            <text:p>1015218</text:p>
          </table:table-cell>
          <table:table-cell office:value-type="float" office:value="1139741" calcext:value-type="float">
            <text:p>11397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59282" calcext:value-type="float">
            <text:p>1259282</text:p>
          </table:table-cell>
          <table:table-cell office:value-type="float" office:value="1112115" calcext:value-type="float">
            <text:p>11121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1820" calcext:value-type="float">
            <text:p>1121820</text:p>
          </table:table-cell>
          <table:table-cell office:value-type="float" office:value="1063893" calcext:value-type="float">
            <text:p>1063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7423" calcext:value-type="float">
            <text:p>557423</text:p>
          </table:table-cell>
          <table:table-cell office:value-type="float" office:value="1359926" calcext:value-type="float">
            <text:p>13599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559" calcext:value-type="float">
            <text:p>624559</text:p>
          </table:table-cell>
          <table:table-cell office:value-type="float" office:value="746134" calcext:value-type="float">
            <text:p>7461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7002" calcext:value-type="float">
            <text:p>787002</text:p>
          </table:table-cell>
          <table:table-cell office:value-type="float" office:value="771245" calcext:value-type="float">
            <text:p>771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1856" calcext:value-type="float">
            <text:p>1121856</text:p>
          </table:table-cell>
          <table:table-cell office:value-type="float" office:value="736428" calcext:value-type="float">
            <text:p>7364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7685" calcext:value-type="float">
            <text:p>647685</text:p>
          </table:table-cell>
          <table:table-cell office:value-type="float" office:value="791016" calcext:value-type="float">
            <text:p>791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3820" calcext:value-type="float">
            <text:p>723820</text:p>
          </table:table-cell>
          <table:table-cell office:value-type="float" office:value="952149" calcext:value-type="float">
            <text:p>9521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9591" calcext:value-type="float">
            <text:p>699591</text:p>
          </table:table-cell>
          <table:table-cell office:value-type="float" office:value="906927" calcext:value-type="float">
            <text:p>906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54929" calcext:value-type="float">
            <text:p>1854929</text:p>
          </table:table-cell>
          <table:table-cell office:value-type="float" office:value="1024985" calcext:value-type="float">
            <text:p>10249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1040" calcext:value-type="float">
            <text:p>691040</text:p>
          </table:table-cell>
          <table:table-cell office:value-type="float" office:value="1117947" calcext:value-type="float">
            <text:p>11179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4368" calcext:value-type="float">
            <text:p>714368</text:p>
          </table:table-cell>
          <table:table-cell office:value-type="float" office:value="1176655" calcext:value-type="float">
            <text:p>11766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9377" calcext:value-type="float">
            <text:p>779377</text:p>
          </table:table-cell>
          <table:table-cell office:value-type="float" office:value="886324" calcext:value-type="float">
            <text:p>886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0208" calcext:value-type="float">
            <text:p>940208</text:p>
          </table:table-cell>
          <table:table-cell office:value-type="float" office:value="946086" calcext:value-type="float">
            <text:p>9460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7842" calcext:value-type="float">
            <text:p>707842</text:p>
          </table:table-cell>
          <table:table-cell office:value-type="float" office:value="892725" calcext:value-type="float">
            <text:p>8927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4135" calcext:value-type="float">
            <text:p>774135</text:p>
          </table:table-cell>
          <table:table-cell office:value-type="float" office:value="1199732" calcext:value-type="float">
            <text:p>1199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5220" calcext:value-type="float">
            <text:p>795220</text:p>
          </table:table-cell>
          <table:table-cell office:value-type="float" office:value="1037199" calcext:value-type="float">
            <text:p>10371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0316" calcext:value-type="float">
            <text:p>760316</text:p>
          </table:table-cell>
          <table:table-cell office:value-type="float" office:value="924138" calcext:value-type="float">
            <text:p>9241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2510" calcext:value-type="float">
            <text:p>832510</text:p>
          </table:table-cell>
          <table:table-cell office:value-type="float" office:value="1037836" calcext:value-type="float">
            <text:p>10378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4282" calcext:value-type="float">
            <text:p>874282</text:p>
          </table:table-cell>
          <table:table-cell office:value-type="float" office:value="1095366" calcext:value-type="float">
            <text:p>10953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4950" calcext:value-type="float">
            <text:p>904950</text:p>
          </table:table-cell>
          <table:table-cell office:value-type="float" office:value="1003749" calcext:value-type="float">
            <text:p>10037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7429" calcext:value-type="float">
            <text:p>797429</text:p>
          </table:table-cell>
          <table:table-cell office:value-type="float" office:value="1234579" calcext:value-type="float">
            <text:p>12345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9353" calcext:value-type="float">
            <text:p>869353</text:p>
          </table:table-cell>
          <table:table-cell office:value-type="float" office:value="1077091" calcext:value-type="float">
            <text:p>10770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8805" calcext:value-type="float">
            <text:p>918805</text:p>
          </table:table-cell>
          <table:table-cell office:value-type="float" office:value="980893" calcext:value-type="float">
            <text:p>980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6595" calcext:value-type="float">
            <text:p>826595</text:p>
          </table:table-cell>
          <table:table-cell office:value-type="float" office:value="1028385" calcext:value-type="float">
            <text:p>10283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8092" calcext:value-type="float">
            <text:p>988092</text:p>
          </table:table-cell>
          <table:table-cell office:value-type="float" office:value="1072012" calcext:value-type="float">
            <text:p>1072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505" calcext:value-type="float">
            <text:p>1029505</text:p>
          </table:table-cell>
          <table:table-cell office:value-type="float" office:value="935041" calcext:value-type="float">
            <text:p>935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1905" calcext:value-type="float">
            <text:p>1051905</text:p>
          </table:table-cell>
          <table:table-cell office:value-type="float" office:value="1062949" calcext:value-type="float">
            <text:p>1062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9364" calcext:value-type="float">
            <text:p>929364</text:p>
          </table:table-cell>
          <table:table-cell office:value-type="float" office:value="1169479" calcext:value-type="float">
            <text:p>11694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2825" calcext:value-type="float">
            <text:p>1332825</text:p>
          </table:table-cell>
          <table:table-cell office:value-type="float" office:value="1325062" calcext:value-type="float">
            <text:p>13250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43676" calcext:value-type="float">
            <text:p>1343676</text:p>
          </table:table-cell>
          <table:table-cell office:value-type="float" office:value="1140843" calcext:value-type="float">
            <text:p>11408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2445" calcext:value-type="float">
            <text:p>1082445</text:p>
          </table:table-cell>
          <table:table-cell office:value-type="float" office:value="1140591" calcext:value-type="float">
            <text:p>11405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0749" calcext:value-type="float">
            <text:p>960749</text:p>
          </table:table-cell>
          <table:table-cell office:value-type="float" office:value="1160063" calcext:value-type="float">
            <text:p>11600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901" calcext:value-type="float">
            <text:p>1023901</text:p>
          </table:table-cell>
          <table:table-cell office:value-type="float" office:value="1100176" calcext:value-type="float">
            <text:p>11001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6715" calcext:value-type="float">
            <text:p>1106715</text:p>
          </table:table-cell>
          <table:table-cell office:value-type="float" office:value="1179825" calcext:value-type="float">
            <text:p>11798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52215" calcext:value-type="float">
            <text:p>1552215</text:p>
          </table:table-cell>
          <table:table-cell office:value-type="float" office:value="1227287" calcext:value-type="float">
            <text:p>12272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6583" calcext:value-type="float">
            <text:p>1106583</text:p>
          </table:table-cell>
          <table:table-cell office:value-type="float" office:value="714937" calcext:value-type="float">
            <text:p>7149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5723" calcext:value-type="float">
            <text:p>1265723</text:p>
          </table:table-cell>
          <table:table-cell office:value-type="float" office:value="732733" calcext:value-type="float">
            <text:p>7327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17395" calcext:value-type="float">
            <text:p>1217395</text:p>
          </table:table-cell>
          <table:table-cell office:value-type="float" office:value="786487" calcext:value-type="float">
            <text:p>786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2792" calcext:value-type="float">
            <text:p>532792</text:p>
          </table:table-cell>
          <table:table-cell office:value-type="float" office:value="796890" calcext:value-type="float">
            <text:p>796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1013" calcext:value-type="float">
            <text:p>551013</text:p>
          </table:table-cell>
          <table:table-cell office:value-type="float" office:value="741462" calcext:value-type="float">
            <text:p>7414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0499" calcext:value-type="float">
            <text:p>580499</text:p>
          </table:table-cell>
          <table:table-cell office:value-type="float" office:value="720551" calcext:value-type="float">
            <text:p>7205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2763" calcext:value-type="float">
            <text:p>782763</text:p>
          </table:table-cell>
          <table:table-cell office:value-type="float" office:value="817036" calcext:value-type="float">
            <text:p>817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7497" calcext:value-type="float">
            <text:p>707497</text:p>
          </table:table-cell>
          <table:table-cell office:value-type="float" office:value="1023912" calcext:value-type="float">
            <text:p>10239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4186" calcext:value-type="float">
            <text:p>784186</text:p>
          </table:table-cell>
          <table:table-cell office:value-type="float" office:value="737166" calcext:value-type="float">
            <text:p>7371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04754" calcext:value-type="float">
            <text:p>704754</text:p>
          </table:table-cell>
          <table:table-cell office:value-type="float" office:value="879596" calcext:value-type="float">
            <text:p>8795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8276" calcext:value-type="float">
            <text:p>768276</text:p>
          </table:table-cell>
          <table:table-cell office:value-type="float" office:value="858708" calcext:value-type="float">
            <text:p>8587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0652" calcext:value-type="float">
            <text:p>730652</text:p>
          </table:table-cell>
          <table:table-cell office:value-type="float" office:value="894021" calcext:value-type="float">
            <text:p>894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8178" calcext:value-type="float">
            <text:p>748178</text:p>
          </table:table-cell>
          <table:table-cell office:value-type="float" office:value="872980" calcext:value-type="float">
            <text:p>8729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56413" calcext:value-type="float">
            <text:p>756413</text:p>
          </table:table-cell>
          <table:table-cell office:value-type="float" office:value="868118" calcext:value-type="float">
            <text:p>868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9866" calcext:value-type="float">
            <text:p>849866</text:p>
          </table:table-cell>
          <table:table-cell office:value-type="float" office:value="972267" calcext:value-type="float">
            <text:p>9722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3089" calcext:value-type="float">
            <text:p>723089</text:p>
          </table:table-cell>
          <table:table-cell office:value-type="float" office:value="930333" calcext:value-type="float">
            <text:p>930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9286" calcext:value-type="float">
            <text:p>979286</text:p>
          </table:table-cell>
          <table:table-cell office:value-type="float" office:value="897774" calcext:value-type="float">
            <text:p>897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2263" calcext:value-type="float">
            <text:p>882263</text:p>
          </table:table-cell>
          <table:table-cell office:value-type="float" office:value="897820" calcext:value-type="float">
            <text:p>8978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6975" calcext:value-type="float">
            <text:p>936975</text:p>
          </table:table-cell>
          <table:table-cell office:value-type="float" office:value="1056401" calcext:value-type="float">
            <text:p>10564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4699" calcext:value-type="float">
            <text:p>954699</text:p>
          </table:table-cell>
          <table:table-cell office:value-type="float" office:value="1040968" calcext:value-type="float">
            <text:p>10409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2161" calcext:value-type="float">
            <text:p>852161</text:p>
          </table:table-cell>
          <table:table-cell office:value-type="float" office:value="966621" calcext:value-type="float">
            <text:p>9666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89769" calcext:value-type="float">
            <text:p>13897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44487" calcext:value-type="float">
            <text:p>12444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91723" calcext:value-type="float">
            <text:p>13917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4140" calcext:value-type="float">
            <text:p>10841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55034" calcext:value-type="float">
            <text:p>10550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4381" calcext:value-type="float">
            <text:p>11643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6458" calcext:value-type="float">
            <text:p>10464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2842" calcext:value-type="float">
            <text:p>12028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13982" calcext:value-type="float">
            <text:p>13139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4639" calcext:value-type="float">
            <text:p>12846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0650" calcext:value-type="float">
            <text:p>1280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0489" calcext:value-type="float">
            <text:p>11704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5057" calcext:value-type="float">
            <text:p>11350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16583" calcext:value-type="float">
            <text:p>12165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38936" calcext:value-type="float">
            <text:p>12389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36499" calcext:value-type="float">
            <text:p>12364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16335" calcext:value-type="float">
            <text:p>13163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92390" calcext:value-type="float">
            <text:p>7923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42637" calcext:value-type="float">
            <text:p>8426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93396" calcext:value-type="float">
            <text:p>9933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76672" calcext:value-type="float">
            <text:p>8766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8664" calcext:value-type="float">
            <text:p>9186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48791" calcext:value-type="float">
            <text:p>84879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94040" calcext:value-type="float">
            <text:p>7940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5953" calcext:value-type="float">
            <text:p>9159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47930" calcext:value-type="float">
            <text:p>8479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23759" calcext:value-type="float">
            <text:p>11237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6422" calcext:value-type="float">
            <text:p>9164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08400" calcext:value-type="float">
            <text:p>16084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8706" calcext:value-type="float">
            <text:p>10687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3353" calcext:value-type="float">
            <text:p>12833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18752" calcext:value-type="float">
            <text:p>10187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56604" calcext:value-type="float">
            <text:p>11566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2875" calcext:value-type="float">
            <text:p>9628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77279" calcext:value-type="float">
            <text:p>10772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23176" calcext:value-type="float">
            <text:p>122317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89362" calcext:value-type="float">
            <text:p>13893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4570" calcext:value-type="float">
            <text:p>9645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9732" calcext:value-type="float">
            <text:p>9697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34152" calcext:value-type="float">
            <text:p>10341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7633" calcext:value-type="float">
            <text:p>10876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3664" calcext:value-type="float">
            <text:p>11336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8562" calcext:value-type="float">
            <text:p>11085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4725" calcext:value-type="float">
            <text:p>11347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3266" calcext:value-type="float">
            <text:p>11932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83945" calcext:value-type="float">
            <text:p>11839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86620" calcext:value-type="float">
            <text:p>11866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22613" calcext:value-type="float">
            <text:p>12226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8349" calcext:value-type="float">
            <text:p>11683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55921" calcext:value-type="float">
            <text:p>14559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30087" calcext:value-type="float">
            <text:p>9300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72002" calcext:value-type="float">
            <text:p>77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86680" calcext:value-type="float">
            <text:p>7866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17731" calcext:value-type="float">
            <text:p>8177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14119" calcext:value-type="float">
            <text:p>8141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31080" calcext:value-type="float">
            <text:p>8310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34593" calcext:value-type="float">
            <text:p>8345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3809" calcext:value-type="float">
            <text:p>9138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62652" calcext:value-type="float">
            <text:p>8626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9863" calcext:value-type="float">
            <text:p>11798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3496" calcext:value-type="float">
            <text:p>11634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2924" calcext:value-type="float">
            <text:p>9429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25228" calcext:value-type="float">
            <text:p>13252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8411" calcext:value-type="float">
            <text:p>11184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82132" calcext:value-type="float">
            <text:p>8821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93308" calcext:value-type="float">
            <text:p>12933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28083" calcext:value-type="float">
            <text:p>14280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03357" calcext:value-type="float">
            <text:p>9033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0351" calcext:value-type="float">
            <text:p>9603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70096" calcext:value-type="float">
            <text:p>12700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42385" calcext:value-type="float">
            <text:p>13423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38303" calcext:value-type="float">
            <text:p>10383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7283" calcext:value-type="float">
            <text:p>10272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4852" calcext:value-type="float">
            <text:p>11948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57135" calcext:value-type="float">
            <text:p>12571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1921" calcext:value-type="float">
            <text:p>9619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9438" calcext:value-type="float">
            <text:p>11994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16812" calcext:value-type="float">
            <text:p>16168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6774" calcext:value-type="float">
            <text:p>11367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5425" calcext:value-type="float">
            <text:p>11954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05189" calcext:value-type="float">
            <text:p>13051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9068" calcext:value-type="float">
            <text:p>11990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9364" calcext:value-type="float">
            <text:p>12093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71497" calcext:value-type="float">
            <text:p>137149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91930" calcext:value-type="float">
            <text:p>7919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38014" calcext:value-type="float">
            <text:p>8380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52636" calcext:value-type="float">
            <text:p>7526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25230" calcext:value-type="float">
            <text:p>9252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60889" calcext:value-type="float">
            <text:p>8608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99686" calcext:value-type="float">
            <text:p>79968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66151" calcext:value-type="float">
            <text:p>7661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69325" calcext:value-type="float">
            <text:p>7693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8749" calcext:value-type="float">
            <text:p>8087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83674" calcext:value-type="float">
            <text:p>8836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62363" calcext:value-type="float">
            <text:p>8623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4310" calcext:value-type="float">
            <text:p>9143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8956" calcext:value-type="float">
            <text:p>9189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5221" calcext:value-type="float">
            <text:p>9452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6379" calcext:value-type="float">
            <text:p>9663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7025" calcext:value-type="float">
            <text:p>9470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2279" calcext:value-type="float">
            <text:p>10422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4044" calcext:value-type="float">
            <text:p>11940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0537" calcext:value-type="float">
            <text:p>10605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5767" calcext:value-type="float">
            <text:p>10657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7178" calcext:value-type="float">
            <text:p>10671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46210" calcext:value-type="float">
            <text:p>11462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4673" calcext:value-type="float">
            <text:p>11746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01775" calcext:value-type="float">
            <text:p>13017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43074" calcext:value-type="float">
            <text:p>12430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3278" calcext:value-type="float">
            <text:p>11132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98381" calcext:value-type="float">
            <text:p>10983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73127" calcext:value-type="float">
            <text:p>13731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0951" calcext:value-type="float">
            <text:p>10809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11658" calcext:value-type="float">
            <text:p>14116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49246" calcext:value-type="float">
            <text:p>12492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3204" calcext:value-type="float">
            <text:p>11032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0671" calcext:value-type="float">
            <text:p>12006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50114" calcext:value-type="float">
            <text:p>12501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35119" calcext:value-type="float">
            <text:p>12351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42564" calcext:value-type="float">
            <text:p>12425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64822" calcext:value-type="float">
            <text:p>7648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38252" calcext:value-type="float">
            <text:p>7382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40916" calcext:value-type="float">
            <text:p>8409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56847" calcext:value-type="float">
            <text:p>8568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9147" calcext:value-type="float">
            <text:p>10491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72107" calcext:value-type="float">
            <text:p>8721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0724" calcext:value-type="float">
            <text:p>10207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93647" calcext:value-type="float">
            <text:p>8936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84001" calcext:value-type="float">
            <text:p>1184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89763" calcext:value-type="float">
            <text:p>9897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99771" calcext:value-type="float">
            <text:p>9997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7630" calcext:value-type="float">
            <text:p>9476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72443" calcext:value-type="float">
            <text:p>9724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74937" calcext:value-type="float">
            <text:p>10749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84528" calcext:value-type="float">
            <text:p>9845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93298" calcext:value-type="float">
            <text:p>10932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70049" calcext:value-type="float">
            <text:p>9700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99323" calcext:value-type="float">
            <text:p>9993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39919" calcext:value-type="float">
            <text:p>10399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16969" calcext:value-type="float">
            <text:p>10169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88274" calcext:value-type="float">
            <text:p>9882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6216" calcext:value-type="float">
            <text:p>11662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26986" calcext:value-type="float">
            <text:p>142698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19703" calcext:value-type="float">
            <text:p>10197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0460" calcext:value-type="float">
            <text:p>10804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9721" calcext:value-type="float">
            <text:p>10297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4779" calcext:value-type="float">
            <text:p>11047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53346" calcext:value-type="float">
            <text:p>11533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12966" calcext:value-type="float">
            <text:p>12129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81961" calcext:value-type="float">
            <text:p>16819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38066" calcext:value-type="float">
            <text:p>12380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06611" calcext:value-type="float">
            <text:p>17066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53851" calcext:value-type="float">
            <text:p>12538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69599" calcext:value-type="float">
            <text:p>15695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07253" calcext:value-type="float">
            <text:p>13072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70814" calcext:value-type="float">
            <text:p>7708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32514" calcext:value-type="float">
            <text:p>8325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57689" calcext:value-type="float">
            <text:p>8576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45145" calcext:value-type="float">
            <text:p>11451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0223" calcext:value-type="float">
            <text:p>10602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2077" calcext:value-type="float">
            <text:p>10220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80166" calcext:value-type="float">
            <text:p>8801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24967" calcext:value-type="float">
            <text:p>8249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51868" calcext:value-type="float">
            <text:p>9518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03033" calcext:value-type="float">
            <text:p>9030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9348" calcext:value-type="float">
            <text:p>9493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1854" calcext:value-type="float">
            <text:p>911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52017" calcext:value-type="float">
            <text:p>85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74334" calcext:value-type="float">
            <text:p>9743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0999" calcext:value-type="float">
            <text:p>960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8989" calcext:value-type="float">
            <text:p>9489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54085" calcext:value-type="float">
            <text:p>9540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4807" calcext:value-type="float">
            <text:p>9648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69434" calcext:value-type="float">
            <text:p>9694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43361" calcext:value-type="float">
            <text:p>11433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67634" calcext:value-type="float">
            <text:p>12676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22396" calcext:value-type="float">
            <text:p>10223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04290" calcext:value-type="float">
            <text:p>13042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5917" calcext:value-type="float">
            <text:p>11159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60818" calcext:value-type="float">
            <text:p>14608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1442" calcext:value-type="float">
            <text:p>10814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5713" calcext:value-type="float">
            <text:p>11957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18718" calcext:value-type="float">
            <text:p>12187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20264" calcext:value-type="float">
            <text:p>12202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31905" calcext:value-type="float">
            <text:p>12319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0712" calcext:value-type="float">
            <text:p>12807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19142" calcext:value-type="float">
            <text:p>13191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40852" calcext:value-type="float">
            <text:p>13408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0210" calcext:value-type="float">
            <text:p>8002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65908" calcext:value-type="float">
            <text:p>7659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71725" calcext:value-type="float">
            <text:p>7717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71491" calcext:value-type="float">
            <text:p>107149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37383" calcext:value-type="float">
            <text:p>8373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84558" calcext:value-type="float">
            <text:p>8845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42766" calcext:value-type="float">
            <text:p>8427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87551" calcext:value-type="float">
            <text:p>8875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75029" calcext:value-type="float">
            <text:p>8750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11506" calcext:value-type="float">
            <text:p>8115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39098" calcext:value-type="float">
            <text:p>9390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9168" calcext:value-type="float">
            <text:p>9491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58720" calcext:value-type="float">
            <text:p>8587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30977" calcext:value-type="float">
            <text:p>9309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2066" calcext:value-type="float">
            <text:p>11920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32131" calcext:value-type="float">
            <text:p>17321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56222" calcext:value-type="float">
            <text:p>9562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7772" calcext:value-type="float">
            <text:p>10877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78071" calcext:value-type="float">
            <text:p>10780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813" calcext:value-type="float">
            <text:p>11008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59406" calcext:value-type="float">
            <text:p>11594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7422" calcext:value-type="float">
            <text:p>10674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4627" calcext:value-type="float">
            <text:p>11346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5340" calcext:value-type="float">
            <text:p>10853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8168" calcext:value-type="float">
            <text:p>11681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35872" calcext:value-type="float">
            <text:p>10358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56531" calcext:value-type="float">
            <text:p>11565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38068" calcext:value-type="float">
            <text:p>11380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0168" calcext:value-type="float">
            <text:p>11601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64095" calcext:value-type="float">
            <text:p>12640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97760" calcext:value-type="float">
            <text:p>1497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1437" calcext:value-type="float">
            <text:p>11714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24600" calcext:value-type="float">
            <text:p>20246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9237" calcext:value-type="float">
            <text:p>11192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2914" calcext:value-type="float">
            <text:p>11729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43042" calcext:value-type="float">
            <text:p>16430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55956" calcext:value-type="float">
            <text:p>11559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56792" calcext:value-type="float">
            <text:p>8567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96782" calcext:value-type="float">
            <text:p>10967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77316" calcext:value-type="float">
            <text:p>7773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16462" calcext:value-type="float">
            <text:p>9164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69643" calcext:value-type="float">
            <text:p>8696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9544" calcext:value-type="float">
            <text:p>10895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75807" calcext:value-type="float">
            <text:p>8758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90153" calcext:value-type="float">
            <text:p>8901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85899" calcext:value-type="float">
            <text:p>10858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79787" calcext:value-type="float">
            <text:p>11797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41984" calcext:value-type="float">
            <text:p>13419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6415" calcext:value-type="float">
            <text:p>10464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07628" calcext:value-type="float">
            <text:p>13076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94269" calcext:value-type="float">
            <text:p>10942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73845" calcext:value-type="float">
            <text:p>13738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97978" calcext:value-type="float">
            <text:p>8979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70512" calcext:value-type="float">
            <text:p>9705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44624" calcext:value-type="float">
            <text:p>9446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0757" calcext:value-type="float">
            <text:p>10407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86116" calcext:value-type="float">
            <text:p>11861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68739" calcext:value-type="float">
            <text:p>10687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02721" calcext:value-type="float">
            <text:p>14027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98372" calcext:value-type="float">
            <text:p>13983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73044" calcext:value-type="float">
            <text:p>9730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13601" calcext:value-type="float">
            <text:p>10136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95025" calcext:value-type="float">
            <text:p>11950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13773" calcext:value-type="float">
            <text:p>10137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6042" calcext:value-type="float">
            <text:p>11160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5364" calcext:value-type="float">
            <text:p>11653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86184" calcext:value-type="float">
            <text:p>12861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0:25:10.873696000</meta:creation-date>
    <dc:date>2022-07-12T10:45:40.230031429</dc:date>
    <meta:editing-duration>PT10M19S</meta:editing-duration>
    <meta:editing-cycles>2</meta:editing-cycles>
    <meta:generator>LibreOffice/5.4.4.2$Linux_X86_64 LibreOffice_project/40$Build-2</meta:generator>
    <meta:document-statistic meta:table-count="1" meta:cell-count="1826" meta:object-count="0"/>
  </office:meta>
</office:document-meta>
</file>